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itLab Mono" svg:font-family="'GitLab Mono'" style:font-pitch="fixed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42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11.19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499cm"/>
    </style:style>
    <style:style style:name="ro1" style:family="table-row">
      <style:table-row-properties style:row-height="1.18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itLab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GitLab Mono"/>
    </style:style>
    <style:style style:name="ce9" style:family="table-cell" style:parent-style-name="Default">
      <style:table-cell-properties style:vertical-align="middle"/>
      <style:text-properties style:font-name="GitLab Mono"/>
    </style:style>
    <style:style style:name="ce1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GitLab Mono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GitLab Mono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itLab Mono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itLab Mono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GitLab Mono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GitLab Mono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GitLab Mono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GitLab Mono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itLab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30">
      <style:table-cell-properties style:vertical-align="middle"/>
      <style:text-properties style:font-name="GitLab Mono"/>
    </style:style>
    <style:style style:name="ce25" style:family="table-cell" style:parent-style-name="Default">
      <style:table-cell-properties fo:wrap-option="wrap" style:vertical-align="middle"/>
      <style:text-properties style:font-name="GitLab Mono"/>
    </style:style>
    <style:style style:name="T1" style:family="text">
      <style:text-properties style:font-name="GitLab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2"/>
        <table:table-column table:style-name="co2" table:default-cell-style-name="ce15"/>
        <table:table-column table:style-name="co3" table:default-cell-style-name="ce12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number-columns-repeated="5" table:default-cell-style-name="ce9"/>
        <table:table-column table:style-name="co6" table:number-columns-repeated="16371" table:default-cell-style-name="ce9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Layout</text:p>
          </table:table-cell>
          <table:table-cell table:style-name="ce1" office:value-type="string" calcext:value-type="string">
            <text:p>Algorithm</text:p>
          </table:table-cell>
          <table:table-cell table:style-name="ce17" office:value-type="string" calcext:value-type="string">
            <text:p>Moves HTM (w/ slices)</text:p>
          </table:table-cell>
          <table:table-cell table:style-name="ce17" office:value-type="string" calcext:value-type="string">
            <text:p>Moves QTM (w/ slices)</text:p>
          </table:table-cell>
          <table:table-cell/>
          <table:table-cell table:style-name="ce25" office:value-type="string" calcext:value-type="string">
            <text:p>Phased COLL moves HTM</text:p>
          </table:table-cell>
          <table:table-cell table:style-name="ce25" office:value-type="string" calcext:value-type="string">
            <text:p>Halved ZZLL moves HTM</text:p>
          </table:table-cell>
          <table:table-cell table:style-name="ce25" office:value-type="string" calcext:value-type="string">
            <text:p>Plain COLL moves HTM</text:p>
          </table:table-cell>
          <table:table-cell table:style-name="ce25" office:value-type="string" calcext:value-type="string">
            <text:p>Phased COLL moves QTM</text:p>
          </table:table-cell>
          <table:table-cell table:style-name="ce25" office:value-type="string" calcext:value-type="string">
            <text:p>Halved ZZLL moves QTM</text:p>
          </table:table-cell>
          <table:table-cell table:number-columns-repeated="1637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T.Rows</text:p>
          </table:table-cell>
          <table:table-cell table:style-name="ce11" office:value-type="string" calcext:value-type="string">
            <text:p>CxC</text:p>
          </table:table-cell>
          <table:table-cell table:style-name="ce7" office:value-type="string" calcext:value-type="string">
            <text:p>RU′2 R′U′ RU′ R′2 U2 (RUR′UR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formula="of:=[.$F2]*IF(MOD([.$A2];4)=1;1;0)" office:value-type="float" office:value="13" calcext:value-type="float">
            <text:p>13</text:p>
          </table:table-cell>
          <table:table-cell table:formula="of:=[.$F2]*(IF(MOD([.$A2];4)=1;1;0) + IF(MOD([.$A2];4)=2;1;0))" office:value-type="float" office:value="13" calcext:value-type="float">
            <text:p>13</text:p>
          </table:table-cell>
          <table:table-cell table:formula="of:=[.F2]" office:value-type="float" office:value="13" calcext:value-type="float">
            <text:p>13</text:p>
          </table:table-cell>
          <table:table-cell table:formula="of:=[.$G2]*IF(MOD([.$A2];4)=1;1;0)" office:value-type="float" office:value="16" calcext:value-type="float">
            <text:p>16</text:p>
          </table:table-cell>
          <table:table-cell table:formula="of:=[.$G2]*(IF(MOD([.$A2];4)=1;1;0) + IF(MOD([.$A2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Rows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L′U2 LU L′U L2 U′2 (L′U′LU′L′)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3]*IF(MOD([.$A3];4)=1;1;0)" office:value-type="float" office:value="0" calcext:value-type="float">
            <text:p>0</text:p>
          </table:table-cell>
          <table:table-cell table:formula="of:=[.$F3]*(IF(MOD([.$A3];4)=1;1;0) + IF(MOD([.$A3];4)=2;1;0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G3]*IF(MOD([.$A3];4)=1;1;0)" office:value-type="float" office:value="0" calcext:value-type="float">
            <text:p>0</text:p>
          </table:table-cell>
          <table:table-cell table:formula="of:=[.$G3]*(IF(MOD([.$A3];4)=1;1;0) + IF(MOD([.$A3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Rows</text:p>
          </table:table-cell>
          <table:table-cell office:value-type="string" calcext:value-type="string">
            <text:p>C/C</text:p>
          </table:table-cell>
          <table:table-cell office:value-type="string" calcext:value-type="string">
            <text:p>U′ (RUR′URU′2R′) (L′U′LU′L′U2L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]*IF(MOD([.$A4];4)=1;1;0)" office:value-type="float" office:value="0" calcext:value-type="float">
            <text:p>0</text:p>
          </table:table-cell>
          <table:table-cell table:formula="of:=[.$F4]*(IF(MOD([.$A4];4)=1;1;0) + IF(MOD([.$A4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]*IF(MOD([.$A4];4)=1;1;0)" office:value-type="float" office:value="0" calcext:value-type="float">
            <text:p>0</text:p>
          </table:table-cell>
          <table:table-cell table:formula="of:=[.$G4]*(IF(MOD([.$A4];4)=1;1;0) + IF(MOD([.$A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T</text:p>
          </table:table-cell>
          <table:table-cell table:style-name="ce16" office:value-type="string" calcext:value-type="string">
            <text:p>T.Rows</text:p>
          </table:table-cell>
          <table:table-cell table:style-name="ce13" office:value-type="string" calcext:value-type="string">
            <text:p>O/O</text:p>
          </table:table-cell>
          <table:table-cell table:style-name="ce10" office:value-type="string" calcext:value-type="string">
            <text:p>xD′ (R′UR) D R′2D2 (RU′R′) D2 (Rl)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F5]*IF(MOD([.$A5];4)=1;1;0)" office:value-type="float" office:value="0" calcext:value-type="float">
            <text:p>0</text:p>
          </table:table-cell>
          <table:table-cell table:formula="of:=[.$F5]*(IF(MOD([.$A5];4)=1;1;0) + IF(MOD([.$A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]*IF(MOD([.$A5];4)=1;1;0)" office:value-type="float" office:value="0" calcext:value-type="float">
            <text:p>0</text:p>
          </table:table-cell>
          <table:table-cell table:formula="of:=[.$G5]*(IF(MOD([.$A5];4)=1;1;0) + IF(MOD([.$A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T.Cols</text:p>
          </table:table-cell>
          <table:table-cell table:style-name="ce11" office:value-type="string" calcext:value-type="string">
            <text:p>O/C</text:p>
          </table:table-cell>
          <table:table-cell table:style-name="ce7" office:value-type="string" calcext:value-type="string">
            <text:p>R′U R2D (r′U2r) D′ (R′2U′R)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formula="of:=[.F6]*IF(MOD([.$A6];4)=1;1;0)" office:value-type="float" office:value="11" calcext:value-type="float">
            <text:p>11</text:p>
          </table:table-cell>
          <table:table-cell table:formula="of:=[.$F6]*(IF(MOD([.$A6];4)=1;1;0) + IF(MOD([.$A6];4)=2;1;0))" office:value-type="float" office:value="11" calcext:value-type="float">
            <text:p>11</text:p>
          </table:table-cell>
          <table:table-cell table:formula="of:=[.F6]" office:value-type="float" office:value="11" calcext:value-type="float">
            <text:p>11</text:p>
          </table:table-cell>
          <table:table-cell table:formula="of:=[.$G6]*IF(MOD([.$A6];4)=1;1;0)" office:value-type="float" office:value="14" calcext:value-type="float">
            <text:p>14</text:p>
          </table:table-cell>
          <table:table-cell table:formula="of:=[.$G6]*(IF(MOD([.$A6];4)=1;1;0) + IF(MOD([.$A6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Cols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LU′ L′2D′ (lU′2l′) D (L2UL′)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7]*IF(MOD([.$A7];4)=1;1;0)" office:value-type="float" office:value="0" calcext:value-type="float">
            <text:p>0</text:p>
          </table:table-cell>
          <table:table-cell table:formula="of:=[.$F7]*(IF(MOD([.$A7];4)=1;1;0) + IF(MOD([.$A7];4)=2;1;0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$G7]*IF(MOD([.$A7];4)=1;1;0)" office:value-type="float" office:value="0" calcext:value-type="float">
            <text:p>0</text:p>
          </table:table-cell>
          <table:table-cell table:formula="of:=[.$G7]*(IF(MOD([.$A7];4)=1;1;0) + IF(MOD([.$A7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Cols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(RU′2R′U) LU′ RU L′2 (UR′U′L)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8]*IF(MOD([.$A8];4)=1;1;0)" office:value-type="float" office:value="0" calcext:value-type="float">
            <text:p>0</text:p>
          </table:table-cell>
          <table:table-cell table:formula="of:=[.$F8]*(IF(MOD([.$A8];4)=1;1;0) + IF(MOD([.$A8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8]*IF(MOD([.$A8];4)=1;1;0)" office:value-type="float" office:value="0" calcext:value-type="float">
            <text:p>0</text:p>
          </table:table-cell>
          <table:table-cell table:formula="of:=[.$G8]*(IF(MOD([.$A8];4)=1;1;0) + IF(MOD([.$A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T</text:p>
          </table:table-cell>
          <table:table-cell table:style-name="ce16" office:value-type="string" calcext:value-type="string">
            <text:p>T.Cols</text:p>
          </table:table-cell>
          <table:table-cell table:style-name="ce13" office:value-type="string" calcext:value-type="string">
            <text:p>OxC</text:p>
          </table:table-cell>
          <table:table-cell office:value-type="string" calcext:value-type="string">
            <text:p>f'U'F R'D' (RU2R') DRU' (fR'F'R)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formula="of:=[.F9]*IF(MOD([.$A9];4)=1;1;0)" office:value-type="float" office:value="0" calcext:value-type="float">
            <text:p>0</text:p>
          </table:table-cell>
          <table:table-cell table:formula="of:=[.$F9]*(IF(MOD([.$A9];4)=1;1;0) + IF(MOD([.$A9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9]*IF(MOD([.$A9];4)=1;1;0)" office:value-type="float" office:value="0" calcext:value-type="float">
            <text:p>0</text:p>
          </table:table-cell>
          <table:table-cell table:formula="of:=[.$G9]*(IF(MOD([.$A9];4)=1;1;0) + IF(MOD([.$A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T.North</text:p>
          </table:table-cell>
          <table:table-cell table:style-name="ce11" office:value-type="string" calcext:value-type="string">
            <text:p>O/O</text:p>
          </table:table-cell>
          <table:table-cell table:style-name="ce7" office:value-type="string" calcext:value-type="string">
            <text:p>U′ (lU2R) D2 (R′U2R) D2 l′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formula="of:=[.F10]*IF(MOD([.$A10];4)=1;1;0)" office:value-type="float" office:value="10" calcext:value-type="float">
            <text:p>10</text:p>
          </table:table-cell>
          <table:table-cell table:formula="of:=[.$F10]*(IF(MOD([.$A10];4)=1;1;0) + IF(MOD([.$A10];4)=2;1;0)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G10]*IF(MOD([.$A10];4)=1;1;0)" office:value-type="float" office:value="14" calcext:value-type="float">
            <text:p>14</text:p>
          </table:table-cell>
          <table:table-cell table:formula="of:=[.$G10]*(IF(MOD([.$A10];4)=1;1;0) + IF(MOD([.$A10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North</text:p>
          </table:table-cell>
          <table:table-cell office:value-type="string" calcext:value-type="string">
            <text:p>C/C</text:p>
          </table:table-cell>
          <table:table-cell office:value-type="string" calcext:value-type="string">
            <text:p>U (r′U′2L′) D′2 (LU′2L′) D′2 r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11]*IF(MOD([.$A11];4)=1;1;0)" office:value-type="float" office:value="0" calcext:value-type="float">
            <text:p>0</text:p>
          </table:table-cell>
          <table:table-cell table:formula="of:=[.$F11]*(IF(MOD([.$A11];4)=1;1;0) + IF(MOD([.$A11];4)=2;1;0)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G11]*IF(MOD([.$A11];4)=1;1;0)" office:value-type="float" office:value="0" calcext:value-type="float">
            <text:p>0</text:p>
          </table:table-cell>
          <table:table-cell table:formula="of:=[.$G11]*(IF(MOD([.$A11];4)=1;1;0) + IF(MOD([.$A11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North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rU′2 (R′2FRF′) U′2 (r′F) (RURU′R′) F′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12]*IF(MOD([.$A12];4)=1;1;0)" office:value-type="float" office:value="0" calcext:value-type="float">
            <text:p>0</text:p>
          </table:table-cell>
          <table:table-cell table:formula="of:=[.$F12]*(IF(MOD([.$A12];4)=1;1;0) + IF(MOD([.$A12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2]*IF(MOD([.$A12];4)=1;1;0)" office:value-type="float" office:value="0" calcext:value-type="float">
            <text:p>0</text:p>
          </table:table-cell>
          <table:table-cell table:formula="of:=[.$G12]*(IF(MOD([.$A12];4)=1;1;0) + IF(MOD([.$A1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T</text:p>
          </table:table-cell>
          <table:table-cell table:style-name="ce16" office:value-type="string" calcext:value-type="string">
            <text:p>T.North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<text:span text:style-name="T1">U′</text:span>2 F (RUR′U′) (RU′R′) (U′RUR′) F′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formula="of:=[.F13]*IF(MOD([.$A13];4)=1;1;0)" office:value-type="float" office:value="0" calcext:value-type="float">
            <text:p>0</text:p>
          </table:table-cell>
          <table:table-cell table:formula="of:=[.$F13]*(IF(MOD([.$A13];4)=1;1;0) + IF(MOD([.$A13];4)=2;1;0))" office:value-type="float" office:value="0" calcext:value-type="float">
            <text:p>0</text:p>
          </table:table-cell>
          <table:table-cell table:formula="of:=[.F13]" office:value-type="float" office:value="14" calcext:value-type="float">
            <text:p>14</text:p>
          </table:table-cell>
          <table:table-cell table:formula="of:=[.$G13]*IF(MOD([.$A13];4)=1;1;0)" office:value-type="float" office:value="0" calcext:value-type="float">
            <text:p>0</text:p>
          </table:table-cell>
          <table:table-cell table:formula="of:=[.$G13]*(IF(MOD([.$A13];4)=1;1;0) + IF(MOD([.$A1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T.South</text:p>
          </table:table-cell>
          <table:table-cell table:style-name="ce11" office:value-type="string" calcext:value-type="string">
            <text:p>CxO</text:p>
          </table:table-cell>
          <table:table-cell table:style-name="ce7" office:value-type="string" calcext:value-type="string">
            <text:p>R′U′2 (RUR′UR) FU (RU′2R′U) (RUR′F′)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F14]*IF(MOD([.$A14];4)=1;1;0)" office:value-type="float" office:value="17" calcext:value-type="float">
            <text:p>17</text:p>
          </table:table-cell>
          <table:table-cell table:formula="of:=[.$F14]*(IF(MOD([.$A14];4)=1;1;0) + IF(MOD([.$A14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14]*IF(MOD([.$A14];4)=1;1;0)" office:value-type="float" office:value="19" calcext:value-type="float">
            <text:p>19</text:p>
          </table:table-cell>
          <table:table-cell table:formula="of:=[.$G14]*(IF(MOD([.$A14];4)=1;1;0) + IF(MOD([.$A14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South</text:p>
          </table:table-cell>
          <table:table-cell office:value-type="string" calcext:value-type="string">
            <text:p>OxC</text:p>
          </table:table-cell>
          <table:table-cell office:value-type="string" calcext:value-type="string">
            <text:p>LU2 (L′U′LU′L′) F′U′ (L′U2LU′) (L′U′LF)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15]*IF(MOD([.$A15];4)=1;1;0)" office:value-type="float" office:value="0" calcext:value-type="float">
            <text:p>0</text:p>
          </table:table-cell>
          <table:table-cell table:formula="of:=[.$F15]*(IF(MOD([.$A15];4)=1;1;0) + IF(MOD([.$A15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15]*IF(MOD([.$A15];4)=1;1;0)" office:value-type="float" office:value="0" calcext:value-type="float">
            <text:p>0</text:p>
          </table:table-cell>
          <table:table-cell table:formula="of:=[.$G15]*(IF(MOD([.$A15];4)=1;1;0) + IF(MOD([.$A15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South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(R′U′2RU) f (R′F′) (R′U′RU) S′ (R′UR)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16]*IF(MOD([.$A16];4)=1;1;0)" office:value-type="float" office:value="0" calcext:value-type="float">
            <text:p>0</text:p>
          </table:table-cell>
          <table:table-cell table:formula="of:=[.$F16]*(IF(MOD([.$A16];4)=1;1;0) + IF(MOD([.$A16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6]*IF(MOD([.$A16];4)=1;1;0)" office:value-type="float" office:value="0" calcext:value-type="float">
            <text:p>0</text:p>
          </table:table-cell>
          <table:table-cell table:formula="of:=[.$G16]*(IF(MOD([.$A16];4)=1;1;0) + IF(MOD([.$A1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T</text:p>
          </table:table-cell>
          <table:table-cell table:style-name="ce16" office:value-type="string" calcext:value-type="string">
            <text:p>T.South</text:p>
          </table:table-cell>
          <table:table-cell table:style-name="ce13" office:value-type="string" calcext:value-type="string">
            <text:p>O/C</text:p>
          </table:table-cell>
          <table:table-cell table:style-name="ce10" office:value-type="string" calcext:value-type="string">
            <text:p>U2 rU′r U′2 (R′F) RU′2 (r′2F)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formula="of:=[.F17]*IF(MOD([.$A17];4)=1;1;0)" office:value-type="float" office:value="0" calcext:value-type="float">
            <text:p>0</text:p>
          </table:table-cell>
          <table:table-cell table:formula="of:=[.$F17]*(IF(MOD([.$A17];4)=1;1;0) + IF(MOD([.$A17];4)=2;1;0))" office:value-type="float" office:value="0" calcext:value-type="float">
            <text:p>0</text:p>
          </table:table-cell>
          <table:table-cell table:formula="of:=[.F17]" office:value-type="float" office:value="11" calcext:value-type="float">
            <text:p>11</text:p>
          </table:table-cell>
          <table:table-cell table:formula="of:=[.$G17]*IF(MOD([.$A17];4)=1;1;0)" office:value-type="float" office:value="0" calcext:value-type="float">
            <text:p>0</text:p>
          </table:table-cell>
          <table:table-cell table:formula="of:=[.$G17]*(IF(MOD([.$A17];4)=1;1;0) + IF(MOD([.$A1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T.West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′ (rUR′U′) (r′F) (RF′)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/>
          <table:table-cell table:formula="of:=[.F18]*IF(MOD([.$A18];4)=1;1;0)" office:value-type="float" office:value="9" calcext:value-type="float">
            <text:p>9</text:p>
          </table:table-cell>
          <table:table-cell table:formula="of:=[.$F18]*(IF(MOD([.$A18];4)=1;1;0) + IF(MOD([.$A18];4)=2;1;0))" office:value-type="float" office:value="9" calcext:value-type="float">
            <text:p>9</text:p>
          </table:table-cell>
          <table:table-cell table:formula="of:=[.F18]" office:value-type="float" office:value="9" calcext:value-type="float">
            <text:p>9</text:p>
          </table:table-cell>
          <table:table-cell table:formula="of:=[.$G18]*IF(MOD([.$A18];4)=1;1;0)" office:value-type="float" office:value="9" calcext:value-type="float">
            <text:p>9</text:p>
          </table:table-cell>
          <table:table-cell table:formula="of:=[.$G18]*(IF(MOD([.$A18];4)=1;1;0) + IF(MOD([.$A18];4)=2;1;0))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West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′ F′ (L′U′LU)2 F (L′U′LU) (LF′L′F)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[.F19]*IF(MOD([.$A19];4)=1;1;0)" office:value-type="float" office:value="0" calcext:value-type="float">
            <text:p>0</text:p>
          </table:table-cell>
          <table:table-cell table:formula="of:=[.$F19]*(IF(MOD([.$A19];4)=1;1;0) + IF(MOD([.$A19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19]*IF(MOD([.$A19];4)=1;1;0)" office:value-type="float" office:value="0" calcext:value-type="float">
            <text:p>0</text:p>
          </table:table-cell>
          <table:table-cell table:formula="of:=[.$G19]*(IF(MOD([.$A19];4)=1;1;0) + IF(MOD([.$A19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West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(LU′2L′) F′U (LU′L′) U′F (LU′L′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20]*IF(MOD([.$A20];4)=1;1;0)" office:value-type="float" office:value="0" calcext:value-type="float">
            <text:p>0</text:p>
          </table:table-cell>
          <table:table-cell table:formula="of:=[.$F20]*(IF(MOD([.$A20];4)=1;1;0) + IF(MOD([.$A20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20]*IF(MOD([.$A20];4)=1;1;0)" office:value-type="float" office:value="0" calcext:value-type="float">
            <text:p>0</text:p>
          </table:table-cell>
          <table:table-cell table:formula="of:=[.$G20]*(IF(MOD([.$A20];4)=1;1;0) + IF(MOD([.$A2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T</text:p>
          </table:table-cell>
          <table:table-cell table:style-name="ce16" office:value-type="string" calcext:value-type="string">
            <text:p>T.West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′ (RUR′U′) RU′ (R′L) U′ (RUR′L′)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/>
          <table:table-cell table:formula="of:=[.F21]*IF(MOD([.$A21];4)=1;1;0)" office:value-type="float" office:value="0" calcext:value-type="float">
            <text:p>0</text:p>
          </table:table-cell>
          <table:table-cell table:formula="of:=[.$F21]*(IF(MOD([.$A21];4)=1;1;0) + IF(MOD([.$A21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21]*IF(MOD([.$A21];4)=1;1;0)" office:value-type="float" office:value="0" calcext:value-type="float">
            <text:p>0</text:p>
          </table:table-cell>
          <table:table-cell table:formula="of:=[.$G21]*(IF(MOD([.$A21];4)=1;1;0) + IF(MOD([.$A2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T.East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 (l′U′LU) (lF′) (L′F)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/>
          <table:table-cell table:formula="of:=[.F22]*IF(MOD([.$A22];4)=1;1;0)" office:value-type="float" office:value="9" calcext:value-type="float">
            <text:p>9</text:p>
          </table:table-cell>
          <table:table-cell table:formula="of:=[.$F22]*(IF(MOD([.$A22];4)=1;1;0) + IF(MOD([.$A22];4)=2;1;0))" office:value-type="float" office:value="9" calcext:value-type="float">
            <text:p>9</text:p>
          </table:table-cell>
          <table:table-cell table:formula="of:=[.F22]" office:value-type="float" office:value="9" calcext:value-type="float">
            <text:p>9</text:p>
          </table:table-cell>
          <table:table-cell table:formula="of:=[.$G22]*IF(MOD([.$A22];4)=1;1;0)" office:value-type="float" office:value="9" calcext:value-type="float">
            <text:p>9</text:p>
          </table:table-cell>
          <table:table-cell table:formula="of:=[.$G22]*(IF(MOD([.$A22];4)=1;1;0) + IF(MOD([.$A22];4)=2;1;0))" office:value-type="float" office:value="9" calcext:value-type="float">
            <text:p>9</text:p>
          </table:table-cell>
          <table:table-cell table:number-columns-repeated="1637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East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 F (RUR′U′)2 F′ (RUR′U′) (R′FRF′)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[.F23]*IF(MOD([.$A23];4)=1;1;0)" office:value-type="float" office:value="0" calcext:value-type="float">
            <text:p>0</text:p>
          </table:table-cell>
          <table:table-cell table:formula="of:=[.$F23]*(IF(MOD([.$A23];4)=1;1;0) + IF(MOD([.$A23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23]*IF(MOD([.$A23];4)=1;1;0)" office:value-type="float" office:value="0" calcext:value-type="float">
            <text:p>0</text:p>
          </table:table-cell>
          <table:table-cell table:formula="of:=[.$G23]*(IF(MOD([.$A23];4)=1;1;0) + IF(MOD([.$A23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.East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(R′U2R) FU′ (R′UR) UF′ (R′UR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24]*IF(MOD([.$A24];4)=1;1;0)" office:value-type="float" office:value="0" calcext:value-type="float">
            <text:p>0</text:p>
          </table:table-cell>
          <table:table-cell table:formula="of:=[.$F24]*(IF(MOD([.$A24];4)=1;1;0) + IF(MOD([.$A24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24]*IF(MOD([.$A24];4)=1;1;0)" office:value-type="float" office:value="0" calcext:value-type="float">
            <text:p>0</text:p>
          </table:table-cell>
          <table:table-cell table:formula="of:=[.$G24]*(IF(MOD([.$A24];4)=1;1;0) + IF(MOD([.$A2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3" office:value-type="string" calcext:value-type="string">
            <text:p>T</text:p>
          </table:table-cell>
          <table:table-cell table:style-name="ce16" office:value-type="string" calcext:value-type="string">
            <text:p>T.East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 (L′U′LU) L′U (LR′) U (L′U′LR)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/>
          <table:table-cell table:formula="of:=[.F25]*IF(MOD([.$A25];4)=1;1;0)" office:value-type="float" office:value="0" calcext:value-type="float">
            <text:p>0</text:p>
          </table:table-cell>
          <table:table-cell table:formula="of:=[.$F25]*(IF(MOD([.$A25];4)=1;1;0) + IF(MOD([.$A2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25]*IF(MOD([.$A25];4)=1;1;0)" office:value-type="float" office:value="0" calcext:value-type="float">
            <text:p>0</text:p>
          </table:table-cell>
          <table:table-cell table:formula="of:=[.$G25]*(IF(MOD([.$A25];4)=1;1;0) + IF(MOD([.$A2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11" office:value-type="string" calcext:value-type="string">
            <text:p>U</text:p>
          </table:table-cell>
          <table:table-cell table:style-name="ce14" office:value-type="string" calcext:value-type="string">
            <text:p>U.Rows</text:p>
          </table:table-cell>
          <table:table-cell table:style-name="ce11" office:value-type="string" calcext:value-type="string">
            <text:p>CxO</text:p>
          </table:table-cell>
          <table:table-cell table:style-name="ce7" office:value-type="string" calcext:value-type="string">
            <text:p>U′ (R′U′RF) R′2D′ (RUR′) D R2U′F′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formula="of:=[.F26]*IF(MOD([.$A26];4)=1;1;0)" office:value-type="float" office:value="14" calcext:value-type="float">
            <text:p>14</text:p>
          </table:table-cell>
          <table:table-cell table:formula="of:=[.$F26]*(IF(MOD([.$A26];4)=1;1;0) + IF(MOD([.$A26];4)=2;1;0))" office:value-type="float" office:value="14" calcext:value-type="float">
            <text:p>14</text:p>
          </table:table-cell>
          <table:table-cell table:formula="of:=[.F26]" office:value-type="float" office:value="14" calcext:value-type="float">
            <text:p>14</text:p>
          </table:table-cell>
          <table:table-cell table:formula="of:=[.$G26]*IF(MOD([.$A26];4)=1;1;0)" office:value-type="float" office:value="16" calcext:value-type="float">
            <text:p>16</text:p>
          </table:table-cell>
          <table:table-cell table:formula="of:=[.$G26]*(IF(MOD([.$A26];4)=1;1;0) + IF(MOD([.$A26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Rows</text:p>
          </table:table-cell>
          <table:table-cell office:value-type="string" calcext:value-type="string">
            <text:p>OxC</text:p>
          </table:table-cell>
          <table:table-cell office:value-type="string" calcext:value-type="string">
            <text:p>U (LUL′F′) L2D (L′U′L) D′ L′2UF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27]*IF(MOD([.$A27];4)=1;1;0)" office:value-type="float" office:value="0" calcext:value-type="float">
            <text:p>0</text:p>
          </table:table-cell>
          <table:table-cell table:formula="of:=[.$F27]*(IF(MOD([.$A27];4)=1;1;0) + IF(MOD([.$A27];4)=2;1;0)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G27]*IF(MOD([.$A27];4)=1;1;0)" office:value-type="float" office:value="0" calcext:value-type="float">
            <text:p>0</text:p>
          </table:table-cell>
          <table:table-cell table:formula="of:=[.$G27]*(IF(MOD([.$A27];4)=1;1;0) + IF(MOD([.$A27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Rows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f R′F2 (RS′R′) U′FU (rU2) (RU′r′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28]*IF(MOD([.$A28];4)=1;1;0)" office:value-type="float" office:value="0" calcext:value-type="float">
            <text:p>0</text:p>
          </table:table-cell>
          <table:table-cell table:formula="of:=[.$F28]*(IF(MOD([.$A28];4)=1;1;0) + IF(MOD([.$A28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28]*IF(MOD([.$A28];4)=1;1;0)" office:value-type="float" office:value="0" calcext:value-type="float">
            <text:p>0</text:p>
          </table:table-cell>
          <table:table-cell table:formula="of:=[.$G28]*(IF(MOD([.$A28];4)=1;1;0) + IF(MOD([.$A2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U.Rows</text:p>
          </table:table-cell>
          <table:table-cell table:style-name="ce13" office:value-type="string" calcext:value-type="string">
            <text:p>O/C</text:p>
          </table:table-cell>
          <table:table-cell table:style-name="ce10" office:value-type="string" calcext:value-type="string">
            <text:p>F (URU′R′S) Uf′ (R′f) (RU′R′f′R)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/>
          <table:table-cell table:formula="of:=[.F29]*IF(MOD([.$A29];4)=1;1;0)" office:value-type="float" office:value="0" calcext:value-type="float">
            <text:p>0</text:p>
          </table:table-cell>
          <table:table-cell table:formula="of:=[.$F29]*(IF(MOD([.$A29];4)=1;1;0) + IF(MOD([.$A29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29]*IF(MOD([.$A29];4)=1;1;0)" office:value-type="float" office:value="0" calcext:value-type="float">
            <text:p>0</text:p>
          </table:table-cell>
          <table:table-cell table:formula="of:=[.$G29]*(IF(MOD([.$A29];4)=1;1;0) + IF(MOD([.$A2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11" office:value-type="string" calcext:value-type="string">
            <text:p>U</text:p>
          </table:table-cell>
          <table:table-cell table:style-name="ce14" office:value-type="string" calcext:value-type="string">
            <text:p>U.Cross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(lR) D2 (R′U2R) D2 (R′U2l′)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formula="of:=[.F30]*IF(MOD([.$A30];4)=1;1;0)" office:value-type="float" office:value="10" calcext:value-type="float">
            <text:p>10</text:p>
          </table:table-cell>
          <table:table-cell table:formula="of:=[.$F30]*(IF(MOD([.$A30];4)=1;1;0) + IF(MOD([.$A30];4)=2;1;0)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G30]*IF(MOD([.$A30];4)=1;1;0)" office:value-type="float" office:value="14" calcext:value-type="float">
            <text:p>14</text:p>
          </table:table-cell>
          <table:table-cell table:formula="of:=[.$G30]*(IF(MOD([.$A30];4)=1;1;0) + IF(MOD([.$A30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Cross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(r′L′) D′2 (LU′2L′) D′2 (LU′2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31]*IF(MOD([.$A31];4)=1;1;0)" office:value-type="float" office:value="0" calcext:value-type="float">
            <text:p>0</text:p>
          </table:table-cell>
          <table:table-cell table:formula="of:=[.$F31]*(IF(MOD([.$A31];4)=1;1;0) + IF(MOD([.$A31];4)=2;1;0)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G31]*IF(MOD([.$A31];4)=1;1;0)" office:value-type="float" office:value="0" calcext:value-type="float">
            <text:p>0</text:p>
          </table:table-cell>
          <table:table-cell table:formula="of:=[.$G31]*(IF(MOD([.$A31];4)=1;1;0) + IF(MOD([.$A31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Cross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<text:span text:style-name="T1">U2RU′ (R′2F) (RURU′) (R′2F′) (RU′F′</text:span>) U F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32]*IF(MOD([.$A32];4)=1;1;0)" office:value-type="float" office:value="0" calcext:value-type="float">
            <text:p>0</text:p>
          </table:table-cell>
          <table:table-cell table:formula="of:=[.$F32]*(IF(MOD([.$A32];4)=1;1;0) + IF(MOD([.$A32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32]*IF(MOD([.$A32];4)=1;1;0)" office:value-type="float" office:value="0" calcext:value-type="float">
            <text:p>0</text:p>
          </table:table-cell>
          <table:table-cell table:formula="of:=[.$G32]*(IF(MOD([.$A32];4)=1;1;0) + IF(MOD([.$A3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U.Cross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F (RU′R′U) (RUR′URU′R′) F′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/>
          <table:table-cell table:formula="of:=[.F33]*IF(MOD([.$A33];4)=1;1;0)" office:value-type="float" office:value="0" calcext:value-type="float">
            <text:p>0</text:p>
          </table:table-cell>
          <table:table-cell table:formula="of:=[.$F33]*(IF(MOD([.$A33];4)=1;1;0) + IF(MOD([.$A33];4)=2;1;0))" office:value-type="float" office:value="0" calcext:value-type="float">
            <text:p>0</text:p>
          </table:table-cell>
          <table:table-cell table:formula="of:=[.F33]" office:value-type="float" office:value="13" calcext:value-type="float">
            <text:p>13</text:p>
          </table:table-cell>
          <table:table-cell table:formula="of:=[.$G33]*IF(MOD([.$A33];4)=1;1;0)" office:value-type="float" office:value="0" calcext:value-type="float">
            <text:p>0</text:p>
          </table:table-cell>
          <table:table-cell table:formula="of:=[.$G33]*(IF(MOD([.$A33];4)=1;1;0) + IF(MOD([.$A3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11" office:value-type="string" calcext:value-type="string">
            <text:p>U</text:p>
          </table:table-cell>
          <table:table-cell table:style-name="ce14" office:value-type="string" calcext:value-type="string">
            <text:p>U.North</text:p>
          </table:table-cell>
          <table:table-cell table:style-name="ce11" office:value-type="string" calcext:value-type="string">
            <text:p>O/C</text:p>
          </table:table-cell>
          <table:table-cell table:style-name="ce7" office:value-type="string" calcext:value-type="string">
            <text:p>U (RUR′L′) U2 (RUR′L) UL′UL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formula="of:=[.F34]*IF(MOD([.$A34];4)=1;1;0)" office:value-type="float" office:value="14" calcext:value-type="float">
            <text:p>14</text:p>
          </table:table-cell>
          <table:table-cell table:formula="of:=[.$F34]*(IF(MOD([.$A34];4)=1;1;0) + IF(MOD([.$A34];4)=2;1;0)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G34]*IF(MOD([.$A34];4)=1;1;0)" office:value-type="float" office:value="15" calcext:value-type="float">
            <text:p>15</text:p>
          </table:table-cell>
          <table:table-cell table:formula="of:=[.$G34]*(IF(MOD([.$A34];4)=1;1;0) + IF(MOD([.$A34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North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U′ (L′U′LR) U′2 (L′U′LR′) U′RU′R′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35]*IF(MOD([.$A35];4)=1;1;0)" office:value-type="float" office:value="0" calcext:value-type="float">
            <text:p>0</text:p>
          </table:table-cell>
          <table:table-cell table:formula="of:=[.$F35]*(IF(MOD([.$A35];4)=1;1;0) + IF(MOD([.$A35];4)=2;1;0)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G35]*IF(MOD([.$A35];4)=1;1;0)" office:value-type="float" office:value="0" calcext:value-type="float">
            <text:p>0</text:p>
          </table:table-cell>
          <table:table-cell table:formula="of:=[.$G35]*(IF(MOD([.$A35];4)=1;1;0) + IF(MOD([.$A35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North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<text:span text:style-name="T1">F [(RU′R′U′) (RU2R′U′</text:span><text:span text:style-name="T2">)]</text:span>2 F′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6]*IF(MOD([.$A36];4)=1;1;0)" office:value-type="float" office:value="0" calcext:value-type="float">
            <text:p>0</text:p>
          </table:table-cell>
          <table:table-cell table:formula="of:=[.$F36]*(IF(MOD([.$A36];4)=1;1;0) + IF(MOD([.$A36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36]*IF(MOD([.$A36];4)=1;1;0)" office:value-type="float" office:value="0" calcext:value-type="float">
            <text:p>0</text:p>
          </table:table-cell>
          <table:table-cell table:formula="of:=[.$G36]*(IF(MOD([.$A36];4)=1;1;0) + IF(MOD([.$A3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U.North</text:p>
          </table:table-cell>
          <table:table-cell table:style-name="ce13" office:value-type="string" calcext:value-type="string">
            <text:p>OxC</text:p>
          </table:table-cell>
          <table:table-cell table:style-name="ce10" office:value-type="string" calcext:value-type="string">
            <text:p>(R′F′) MU′M′ F M Ur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/>
          <table:table-cell table:formula="of:=[.F37]*IF(MOD([.$A37];4)=1;1;0)" office:value-type="float" office:value="0" calcext:value-type="float">
            <text:p>0</text:p>
          </table:table-cell>
          <table:table-cell table:formula="of:=[.$F37]*(IF(MOD([.$A37];4)=1;1;0) + IF(MOD([.$A37];4)=2;1;0))" office:value-type="float" office:value="0" calcext:value-type="float">
            <text:p>0</text:p>
          </table:table-cell>
          <table:table-cell table:formula="of:=[.F37]" office:value-type="float" office:value="9" calcext:value-type="float">
            <text:p>9</text:p>
          </table:table-cell>
          <table:table-cell table:formula="of:=[.$G37]*IF(MOD([.$A37];4)=1;1;0)" office:value-type="float" office:value="0" calcext:value-type="float">
            <text:p>0</text:p>
          </table:table-cell>
          <table:table-cell table:formula="of:=[.$G37]*(IF(MOD([.$A37];4)=1;1;0) + IF(MOD([.$A3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11" office:value-type="string" calcext:value-type="string">
            <text:p>U</text:p>
          </table:table-cell>
          <table:table-cell table:style-name="ce14" office:value-type="string" calcext:value-type="string">
            <text:p>U.South</text:p>
          </table:table-cell>
          <table:table-cell table:style-name="ce11" office:value-type="string" calcext:value-type="string">
            <text:p>CxC</text:p>
          </table:table-cell>
          <table:table-cell table:style-name="ce7" office:value-type="string" calcext:value-type="string">
            <text:p>R′U′RU′ R′U′2 (R2UR′URU′2R′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formula="of:=[.F38]*IF(MOD([.$A38];4)=1;1;0)" office:value-type="float" office:value="13" calcext:value-type="float">
            <text:p>13</text:p>
          </table:table-cell>
          <table:table-cell table:formula="of:=[.$F38]*(IF(MOD([.$A38];4)=1;1;0) + IF(MOD([.$A38];4)=2;1;0))" office:value-type="float" office:value="13" calcext:value-type="float">
            <text:p>13</text:p>
          </table:table-cell>
          <table:table-cell table:formula="of:=[.F38]" office:value-type="float" office:value="13" calcext:value-type="float">
            <text:p>13</text:p>
          </table:table-cell>
          <table:table-cell table:formula="of:=[.$G38]*IF(MOD([.$A38];4)=1;1;0)" office:value-type="float" office:value="16" calcext:value-type="float">
            <text:p>16</text:p>
          </table:table-cell>
          <table:table-cell table:formula="of:=[.$G38]*(IF(MOD([.$A38];4)=1;1;0) + IF(MOD([.$A38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South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LUL′U LU2 (L′2U′LU′L′U2L)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39]*IF(MOD([.$A39];4)=1;1;0)" office:value-type="float" office:value="0" calcext:value-type="float">
            <text:p>0</text:p>
          </table:table-cell>
          <table:table-cell table:formula="of:=[.$F39]*(IF(MOD([.$A39];4)=1;1;0) + IF(MOD([.$A39];4)=2;1;0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G39]*IF(MOD([.$A39];4)=1;1;0)" office:value-type="float" office:value="0" calcext:value-type="float">
            <text:p>0</text:p>
          </table:table-cell>
          <table:table-cell table:formula="of:=[.$G39]*(IF(MOD([.$A39];4)=1;1;0) + IF(MOD([.$A39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South</text:p>
          </table:table-cell>
          <table:table-cell office:value-type="string" calcext:value-type="string">
            <text:p>C/C</text:p>
          </table:table-cell>
          <table:table-cell office:value-type="string" calcext:value-type="string">
            <text:p>U (R′U′2RUR′UR) (LU2L′U′LU′L′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0]*IF(MOD([.$A40];4)=1;1;0)" office:value-type="float" office:value="0" calcext:value-type="float">
            <text:p>0</text:p>
          </table:table-cell>
          <table:table-cell table:formula="of:=[.$F40]*(IF(MOD([.$A40];4)=1;1;0) + IF(MOD([.$A40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0]*IF(MOD([.$A40];4)=1;1;0)" office:value-type="float" office:value="0" calcext:value-type="float">
            <text:p>0</text:p>
          </table:table-cell>
          <table:table-cell table:formula="of:=[.$G40]*(IF(MOD([.$A40];4)=1;1;0) + IF(MOD([.$A4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U.South</text:p>
          </table:table-cell>
          <table:table-cell table:style-name="ce13" office:value-type="string" calcext:value-type="string">
            <text:p>O/O</text:p>
          </table:table-cell>
          <table:table-cell table:style-name="ce10" office:value-type="string" calcext:value-type="string">
            <text:p>U2 (l′R′) D2 (RUR′) D2R2 D′ (R′U′R) D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formula="of:=[.F41]*IF(MOD([.$A41];4)=1;1;0)" office:value-type="float" office:value="0" calcext:value-type="float">
            <text:p>0</text:p>
          </table:table-cell>
          <table:table-cell table:formula="of:=[.$F41]*(IF(MOD([.$A41];4)=1;1;0) + IF(MOD([.$A41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1]*IF(MOD([.$A41];4)=1;1;0)" office:value-type="float" office:value="0" calcext:value-type="float">
            <text:p>0</text:p>
          </table:table-cell>
          <table:table-cell table:formula="of:=[.$G41]*(IF(MOD([.$A41];4)=1;1;0) + IF(MOD([.$A4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11" office:value-type="string" calcext:value-type="string">
            <text:p>U</text:p>
          </table:table-cell>
          <table:table-cell table:style-name="ce14" office:value-type="string" calcext:value-type="string">
            <text:p>U.Slash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L2D (L′U′2L) D′ (L′U′2L′)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F42]*IF(MOD([.$A42];4)=1;1;0)" office:value-type="float" office:value="9" calcext:value-type="float">
            <text:p>9</text:p>
          </table:table-cell>
          <table:table-cell table:formula="of:=[.$F42]*(IF(MOD([.$A42];4)=1;1;0) + IF(MOD([.$A42];4)=2;1;0))" office:value-type="float" office:value="9" calcext:value-type="float">
            <text:p>9</text:p>
          </table:table-cell>
          <table:table-cell table:formula="of:=[.F42]" office:value-type="float" office:value="9" calcext:value-type="float">
            <text:p>9</text:p>
          </table:table-cell>
          <table:table-cell table:formula="of:=[.$G42]*IF(MOD([.$A42];4)=1;1;0)" office:value-type="float" office:value="12" calcext:value-type="float">
            <text:p>12</text:p>
          </table:table-cell>
          <table:table-cell table:formula="of:=[.$G42]*(IF(MOD([.$A42];4)=1;1;0) + IF(MOD([.$A42];4)=2;1;0))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Slash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LU2 L′2D′ (LU′2L′) D L2U′ (L′U′2LU2L′)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43]*IF(MOD([.$A43];4)=1;1;0)" office:value-type="float" office:value="0" calcext:value-type="float">
            <text:p>0</text:p>
          </table:table-cell>
          <table:table-cell table:formula="of:=[.$F43]*(IF(MOD([.$A43];4)=1;1;0) + IF(MOD([.$A43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43]*IF(MOD([.$A43];4)=1;1;0)" office:value-type="float" office:value="0" calcext:value-type="float">
            <text:p>0</text:p>
          </table:table-cell>
          <table:table-cell table:formula="of:=[.$G43]*(IF(MOD([.$A43];4)=1;1;0) + IF(MOD([.$A43];4)=2;1;0))" office:value-type="float" office:value="22" calcext:value-type="float">
            <text:p>22</text:p>
          </table:table-cell>
          <table:table-cell table:number-columns-repeated="1637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Slash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L′D′ (lU′2l′) D (LU′2LU′) (L′U′LU′L′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4]*IF(MOD([.$A44];4)=1;1;0)" office:value-type="float" office:value="0" calcext:value-type="float">
            <text:p>0</text:p>
          </table:table-cell>
          <table:table-cell table:formula="of:=[.$F44]*(IF(MOD([.$A44];4)=1;1;0) + IF(MOD([.$A44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4]*IF(MOD([.$A44];4)=1;1;0)" office:value-type="float" office:value="0" calcext:value-type="float">
            <text:p>0</text:p>
          </table:table-cell>
          <table:table-cell table:formula="of:=[.$G44]*(IF(MOD([.$A44];4)=1;1;0) + IF(MOD([.$A4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U.Slash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(L′UL) D′ (LUL′) D (L′2U′L) ULU2L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F45]*IF(MOD([.$A45];4)=1;1;0)" office:value-type="float" office:value="0" calcext:value-type="float">
            <text:p>0</text:p>
          </table:table-cell>
          <table:table-cell table:formula="of:=[.$F45]*(IF(MOD([.$A45];4)=1;1;0) + IF(MOD([.$A4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5]*IF(MOD([.$A45];4)=1;1;0)" office:value-type="float" office:value="0" calcext:value-type="float">
            <text:p>0</text:p>
          </table:table-cell>
          <table:table-cell table:formula="of:=[.$G45]*(IF(MOD([.$A45];4)=1;1;0) + IF(MOD([.$A4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11" office:value-type="string" calcext:value-type="string">
            <text:p>U</text:p>
          </table:table-cell>
          <table:table-cell table:style-name="ce14" office:value-type="string" calcext:value-type="string">
            <text:p>U.Backslash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R′2D′ (RU2R′) D (RU2R)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F46]*IF(MOD([.$A46];4)=1;1;0)" office:value-type="float" office:value="9" calcext:value-type="float">
            <text:p>9</text:p>
          </table:table-cell>
          <table:table-cell table:formula="of:=[.$F46]*(IF(MOD([.$A46];4)=1;1;0) + IF(MOD([.$A46];4)=2;1;0))" office:value-type="float" office:value="9" calcext:value-type="float">
            <text:p>9</text:p>
          </table:table-cell>
          <table:table-cell table:formula="of:=[.F46]" office:value-type="float" office:value="9" calcext:value-type="float">
            <text:p>9</text:p>
          </table:table-cell>
          <table:table-cell table:formula="of:=[.$G46]*IF(MOD([.$A46];4)=1;1;0)" office:value-type="float" office:value="12" calcext:value-type="float">
            <text:p>12</text:p>
          </table:table-cell>
          <table:table-cell table:formula="of:=[.$G46]*(IF(MOD([.$A46];4)=1;1;0) + IF(MOD([.$A46];4)=2;1;0))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Backslash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′R′U′2 R2D (R′U2R) D′ R′2U (RU2R′U′2R)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47]*IF(MOD([.$A47];4)=1;1;0)" office:value-type="float" office:value="0" calcext:value-type="float">
            <text:p>0</text:p>
          </table:table-cell>
          <table:table-cell table:formula="of:=[.$F47]*(IF(MOD([.$A47];4)=1;1;0) + IF(MOD([.$A47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47]*IF(MOD([.$A47];4)=1;1;0)" office:value-type="float" office:value="0" calcext:value-type="float">
            <text:p>0</text:p>
          </table:table-cell>
          <table:table-cell table:formula="of:=[.$G47]*(IF(MOD([.$A47];4)=1;1;0) + IF(MOD([.$A47];4)=2;1;0))" office:value-type="float" office:value="22" calcext:value-type="float">
            <text:p>22</text:p>
          </table:table-cell>
          <table:table-cell table:number-columns-repeated="1637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.Backslash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RD (r′U2r) D′ (R′U2R′U) (RUR′UR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48]*IF(MOD([.$A48];4)=1;1;0)" office:value-type="float" office:value="0" calcext:value-type="float">
            <text:p>0</text:p>
          </table:table-cell>
          <table:table-cell table:formula="of:=[.$F48]*(IF(MOD([.$A48];4)=1;1;0) + IF(MOD([.$A48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8]*IF(MOD([.$A48];4)=1;1;0)" office:value-type="float" office:value="0" calcext:value-type="float">
            <text:p>0</text:p>
          </table:table-cell>
          <table:table-cell table:formula="of:=[.$G48]*(IF(MOD([.$A48];4)=1;1;0) + IF(MOD([.$A4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3" office:value-type="string" calcext:value-type="string">
            <text:p>U</text:p>
          </table:table-cell>
          <table:table-cell table:style-name="ce16" office:value-type="string" calcext:value-type="string">
            <text:p>U.Backslash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(RU′R′) D (R′U′R) D′ (R2UR′) U′R′U′2R′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F49]*IF(MOD([.$A49];4)=1;1;0)" office:value-type="float" office:value="0" calcext:value-type="float">
            <text:p>0</text:p>
          </table:table-cell>
          <table:table-cell table:formula="of:=[.$F49]*(IF(MOD([.$A49];4)=1;1;0) + IF(MOD([.$A49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49]*IF(MOD([.$A49];4)=1;1;0)" office:value-type="float" office:value="0" calcext:value-type="float">
            <text:p>0</text:p>
          </table:table-cell>
          <table:table-cell table:formula="of:=[.$G49]*(IF(MOD([.$A49];4)=1;1;0) + IF(MOD([.$A4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string" calcext:value-type="string">
            <text:p>L.NorthOpp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(UR′U2R′) D′ (RU2R′) D R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table:formula="of:=[.F50]*IF(MOD([.$A50];4)=1;1;0)" office:value-type="float" office:value="10" calcext:value-type="float">
            <text:p>10</text:p>
          </table:table-cell>
          <table:table-cell table:formula="of:=[.$F50]*(IF(MOD([.$A50];4)=1;1;0) + IF(MOD([.$A50];4)=2;1;0))" office:value-type="float" office:value="10" calcext:value-type="float">
            <text:p>10</text:p>
          </table:table-cell>
          <table:table-cell table:formula="of:=[.F50]" office:value-type="float" office:value="10" calcext:value-type="float">
            <text:p>10</text:p>
          </table:table-cell>
          <table:table-cell table:formula="of:=[.$G50]*IF(MOD([.$A50];4)=1;1;0)" office:value-type="float" office:value="13" calcext:value-type="float">
            <text:p>13</text:p>
          </table:table-cell>
          <table:table-cell table:formula="of:=[.$G50]*(IF(MOD([.$A50];4)=1;1;0) + IF(MOD([.$A50];4)=2;1;0))"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NorthOpp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R′U′2 (RU2R′U′) R2D (R′U2R) D′ R′2U′2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51]*IF(MOD([.$A51];4)=1;1;0)" office:value-type="float" office:value="0" calcext:value-type="float">
            <text:p>0</text:p>
          </table:table-cell>
          <table:table-cell table:formula="of:=[.$F51]*(IF(MOD([.$A51];4)=1;1;0) + IF(MOD([.$A51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51]*IF(MOD([.$A51];4)=1;1;0)" office:value-type="float" office:value="0" calcext:value-type="float">
            <text:p>0</text:p>
          </table:table-cell>
          <table:table-cell table:formula="of:=[.$G51]*(IF(MOD([.$A51];4)=1;1;0) + IF(MOD([.$A51];4)=2;1;0))" office:value-type="float" office:value="22" calcext:value-type="float">
            <text:p>22</text:p>
          </table:table-cell>
          <table:table-cell table:number-columns-repeated="1637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NorthOpp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<text:span text:style-name="T1">R′U′RU′R′U′ (RU2R) D (r′U2r) D′R′</text:span>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52]*IF(MOD([.$A52];4)=1;1;0)" office:value-type="float" office:value="0" calcext:value-type="float">
            <text:p>0</text:p>
          </table:table-cell>
          <table:table-cell table:formula="of:=[.$F52]*(IF(MOD([.$A52];4)=1;1;0) + IF(MOD([.$A52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2]*IF(MOD([.$A52];4)=1;1;0)" office:value-type="float" office:value="0" calcext:value-type="float">
            <text:p>0</text:p>
          </table:table-cell>
          <table:table-cell table:formula="of:=[.$G52]*(IF(MOD([.$A52];4)=1;1;0) + IF(MOD([.$A5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10" office:value-type="float" office:value="52" calcext:value-type="float">
            <text:p>52</text:p>
          </table:table-cell>
          <table:table-cell table:style-name="ce13" office:value-type="string" calcext:value-type="string">
            <text:p>L</text:p>
          </table:table-cell>
          <table:table-cell table:style-name="ce16" office:value-type="string" calcext:value-type="string">
            <text:p>L.NorthOpp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<text:span text:style-name="T1">U2RU′</text:span>2 (RURU′R′2) D (R′UR) D′ (RUR′)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formula="of:=[.F53]*IF(MOD([.$A53];4)=1;1;0)" office:value-type="float" office:value="0" calcext:value-type="float">
            <text:p>0</text:p>
          </table:table-cell>
          <table:table-cell table:formula="of:=[.$F53]*(IF(MOD([.$A53];4)=1;1;0) + IF(MOD([.$A53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3]*IF(MOD([.$A53];4)=1;1;0)" office:value-type="float" office:value="0" calcext:value-type="float">
            <text:p>0</text:p>
          </table:table-cell>
          <table:table-cell table:formula="of:=[.$G53]*(IF(MOD([.$A53];4)=1;1;0) + IF(MOD([.$A5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string" calcext:value-type="string">
            <text:p>L.NorthAdj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(LU′2L) D (L′U′2L) D′ L′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F54]*IF(MOD([.$A54];4)=1;1;0)" office:value-type="float" office:value="9" calcext:value-type="float">
            <text:p>9</text:p>
          </table:table-cell>
          <table:table-cell table:formula="of:=[.$F54]*(IF(MOD([.$A54];4)=1;1;0) + IF(MOD([.$A54];4)=2;1;0))" office:value-type="float" office:value="9" calcext:value-type="float">
            <text:p>9</text:p>
          </table:table-cell>
          <table:table-cell table:formula="of:=[.F54]" office:value-type="float" office:value="9" calcext:value-type="float">
            <text:p>9</text:p>
          </table:table-cell>
          <table:table-cell table:formula="of:=[.$G54]*IF(MOD([.$A54];4)=1;1;0)" office:value-type="float" office:value="12" calcext:value-type="float">
            <text:p>12</text:p>
          </table:table-cell>
          <table:table-cell table:formula="of:=[.$G54]*(IF(MOD([.$A54];4)=1;1;0) + IF(MOD([.$A54];4)=2;1;0))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NorthAdj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LU2 (L′U′2LU) L′2D′ (LU′2L′) D L2U2L′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55]*IF(MOD([.$A55];4)=1;1;0)" office:value-type="float" office:value="0" calcext:value-type="float">
            <text:p>0</text:p>
          </table:table-cell>
          <table:table-cell table:formula="of:=[.$F55]*(IF(MOD([.$A55];4)=1;1;0) + IF(MOD([.$A55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55]*IF(MOD([.$A55];4)=1;1;0)" office:value-type="float" office:value="0" calcext:value-type="float">
            <text:p>0</text:p>
          </table:table-cell>
          <table:table-cell table:formula="of:=[.$G55]*(IF(MOD([.$A55];4)=1;1;0) + IF(MOD([.$A55];4)=2;1;0))" office:value-type="float" office:value="21" calcext:value-type="float">
            <text:p>21</text:p>
          </table:table-cell>
          <table:table-cell table:number-columns-repeated="1637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NorthAdj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LUL′ULU (L′U′2L′) D′ (lU′2l′) D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56]*IF(MOD([.$A56];4)=1;1;0)" office:value-type="float" office:value="0" calcext:value-type="float">
            <text:p>0</text:p>
          </table:table-cell>
          <table:table-cell table:formula="of:=[.$F56]*(IF(MOD([.$A56];4)=1;1;0) + IF(MOD([.$A56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6]*IF(MOD([.$A56];4)=1;1;0)" office:value-type="float" office:value="0" calcext:value-type="float">
            <text:p>0</text:p>
          </table:table-cell>
          <table:table-cell table:formula="of:=[.$G56]*(IF(MOD([.$A56];4)=1;1;0) + IF(MOD([.$A5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table:style-name="ce13" office:value-type="string" calcext:value-type="string">
            <text:p>L</text:p>
          </table:table-cell>
          <table:table-cell table:style-name="ce16" office:value-type="string" calcext:value-type="string">
            <text:p>L.NorthAdj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′L′U2 (L′U′L′UL2) D′ (LU′L′) D (L′U′L)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/>
          <table:table-cell table:formula="of:=[.F57]*IF(MOD([.$A57];4)=1;1;0)" office:value-type="float" office:value="0" calcext:value-type="float">
            <text:p>0</text:p>
          </table:table-cell>
          <table:table-cell table:formula="of:=[.$F57]*(IF(MOD([.$A57];4)=1;1;0) + IF(MOD([.$A57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57]*IF(MOD([.$A57];4)=1;1;0)" office:value-type="float" office:value="0" calcext:value-type="float">
            <text:p>0</text:p>
          </table:table-cell>
          <table:table-cell table:formula="of:=[.$G57]*(IF(MOD([.$A57];4)=1;1;0) + IF(MOD([.$A5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string" calcext:value-type="string">
            <text:p>L.OppCross</text:p>
          </table:table-cell>
          <table:table-cell table:style-name="ce11" office:value-type="string" calcext:value-type="string">
            <text:p>C/O</text:p>
          </table:table-cell>
          <table:table-cell table:style-name="ce7" office:value-type="string" calcext:value-type="string">
            <text:p>F (RUR′U′) (R′F) (R2U′R′U′) (RUR′) F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formula="of:=[.F58]*IF(MOD([.$A58];4)=1;1;0)" office:value-type="float" office:value="15" calcext:value-type="float">
            <text:p>15</text:p>
          </table:table-cell>
          <table:table-cell table:formula="of:=[.$F58]*(IF(MOD([.$A58];4)=1;1;0) + IF(MOD([.$A58];4)=2;1;0))" office:value-type="float" office:value="15" calcext:value-type="float">
            <text:p>15</text:p>
          </table:table-cell>
          <table:table-cell table:formula="of:=13" office:value-type="float" office:value="13" calcext:value-type="float">
            <text:p>13</text:p>
          </table:table-cell>
          <table:table-cell table:formula="of:=[.$G58]*IF(MOD([.$A58];4)=1;1;0)" office:value-type="float" office:value="17" calcext:value-type="float">
            <text:p>17</text:p>
          </table:table-cell>
          <table:table-cell table:formula="of:=[.$G58]*(IF(MOD([.$A58];4)=1;1;0) + IF(MOD([.$A58];4)=2;1;0))" office:value-type="float" office:value="17" calcext:value-type="float">
            <text:p>17</text:p>
          </table:table-cell>
          <table:table-cell table:number-columns-repeated="16371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OppCross</text:p>
          </table:table-cell>
          <table:table-cell office:value-type="string" calcext:value-type="string">
            <text:p>O/C</text:p>
          </table:table-cell>
          <table:table-cell office:value-type="string" calcext:value-type="string">
            <text:p><text:span text:style-name="T1">UF′ (L′U′LU) (LF′) (L′2ULU) (L′U′L) F′</text:span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59]*IF(MOD([.$A59];4)=1;1;0)" office:value-type="float" office:value="0" calcext:value-type="float">
            <text:p>0</text:p>
          </table:table-cell>
          <table:table-cell table:formula="of:=[.$F59]*(IF(MOD([.$A59];4)=1;1;0) + IF(MOD([.$A59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59]*IF(MOD([.$A59];4)=1;1;0)" office:value-type="float" office:value="0" calcext:value-type="float">
            <text:p>0</text:p>
          </table:table-cell>
          <table:table-cell table:formula="of:=[.$G59]*(IF(MOD([.$A59];4)=1;1;0) + IF(MOD([.$A59];4)=2;1;0))" office:value-type="float" office:value="18" calcext:value-type="float">
            <text:p>18</text:p>
          </table:table-cell>
          <table:table-cell table:number-columns-repeated="1637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OppCross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U (rUr′) (RUR′U′) (rU′r′) F (URU′R′) F′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[.F60]*IF(MOD([.$A60];4)=1;1;0)" office:value-type="float" office:value="0" calcext:value-type="float">
            <text:p>0</text:p>
          </table:table-cell>
          <table:table-cell table:formula="of:=[.$F60]*(IF(MOD([.$A60];4)=1;1;0) + IF(MOD([.$A60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0]*IF(MOD([.$A60];4)=1;1;0)" office:value-type="float" office:value="0" calcext:value-type="float">
            <text:p>0</text:p>
          </table:table-cell>
          <table:table-cell table:formula="of:=[.$G60]*(IF(MOD([.$A60];4)=1;1;0) + IF(MOD([.$A6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60" calcext:value-type="float">
            <text:p>60</text:p>
          </table:table-cell>
          <table:table-cell table:style-name="ce13" office:value-type="string" calcext:value-type="string">
            <text:p>L</text:p>
          </table:table-cell>
          <table:table-cell table:style-name="ce16" office:value-type="string" calcext:value-type="string">
            <text:p>L.OppCross</text:p>
          </table:table-cell>
          <table:table-cell table:style-name="ce13" office:value-type="string" calcext:value-type="string">
            <text:p>OxC</text:p>
          </table:table-cell>
          <table:table-cell table:style-name="ce10" office:value-type="string" calcext:value-type="string">
            <text:p>(l′U′l) (L′U′LU) (l′Ul) F′ (U′L′UL) F</text:p>
          </table:table-cell>
          <table:table-cell table:number-columns-repeated="2" table:style-name="ce10" office:value-type="float" office:value="16" calcext:value-type="float">
            <text:p>16</text:p>
          </table:table-cell>
          <table:table-cell/>
          <table:table-cell table:formula="of:=[.F61]*IF(MOD([.$A61];4)=1;1;0)" office:value-type="float" office:value="0" calcext:value-type="float">
            <text:p>0</text:p>
          </table:table-cell>
          <table:table-cell table:formula="of:=[.$F61]*(IF(MOD([.$A61];4)=1;1;0) + IF(MOD([.$A61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1]*IF(MOD([.$A61];4)=1;1;0)" office:value-type="float" office:value="0" calcext:value-type="float">
            <text:p>0</text:p>
          </table:table-cell>
          <table:table-cell table:formula="of:=[.$G61]*(IF(MOD([.$A61];4)=1;1;0) + IF(MOD([.$A6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string" calcext:value-type="string">
            <text:p>L.OppRows</text:p>
          </table:table-cell>
          <table:table-cell table:style-name="ce11" office:value-type="string" calcext:value-type="string">
            <text:p>CxO</text:p>
          </table:table-cell>
          <table:table-cell table:style-name="ce7" office:value-type="string" calcext:value-type="string">
            <text:p>U′x (LU′L′) D (LUL′) D′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/>
          <table:table-cell table:formula="of:=[.F62]*IF(MOD([.$A62];4)=1;1;0)" office:value-type="float" office:value="10" calcext:value-type="float">
            <text:p>10</text:p>
          </table:table-cell>
          <table:table-cell table:formula="of:=[.$F62]*(IF(MOD([.$A62];4)=1;1;0) + IF(MOD([.$A62];4)=2;1;0))" office:value-type="float" office:value="10" calcext:value-type="float">
            <text:p>10</text:p>
          </table:table-cell>
          <table:table-cell table:formula="of:=[.F62]" office:value-type="float" office:value="10" calcext:value-type="float">
            <text:p>10</text:p>
          </table:table-cell>
          <table:table-cell table:formula="of:=[.$G62]*IF(MOD([.$A62];4)=1;1;0)" office:value-type="float" office:value="10" calcext:value-type="float">
            <text:p>10</text:p>
          </table:table-cell>
          <table:table-cell table:formula="of:=[.$G62]*(IF(MOD([.$A62];4)=1;1;0) + IF(MOD([.$A62];4)=2;1;0))" office:value-type="float" office:value="10" calcext:value-type="float">
            <text:p>10</text:p>
          </table:table-cell>
          <table:table-cell table:number-columns-repeated="1637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OppRows</text:p>
          </table:table-cell>
          <table:table-cell office:value-type="string" calcext:value-type="string">
            <text:p>OxC</text:p>
          </table:table-cell>
          <table:table-cell office:value-type="string" calcext:value-type="string">
            <text:p>U (L′U′lF′) (LFl′U) (L′U′LU′2) (L′U2L)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63]*IF(MOD([.$A63];4)=1;1;0)" office:value-type="float" office:value="0" calcext:value-type="float">
            <text:p>0</text:p>
          </table:table-cell>
          <table:table-cell table:formula="of:=[.$F63]*(IF(MOD([.$A63];4)=1;1;0) + IF(MOD([.$A63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63]*IF(MOD([.$A63];4)=1;1;0)" office:value-type="float" office:value="0" calcext:value-type="float">
            <text:p>0</text:p>
          </table:table-cell>
          <table:table-cell table:formula="of:=[.$G63]*(IF(MOD([.$A63];4)=1;1;0) + IF(MOD([.$A63];4)=2;1;0))" office:value-type="float" office:value="18" calcext:value-type="float">
            <text:p>18</text:p>
          </table:table-cell>
          <table:table-cell table:number-columns-repeated="16371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OppRows</text:p>
          </table:table-cell>
          <table:table-cell office:value-type="string" calcext:value-type="string">
            <text:p>O/C</text:p>
          </table:table-cell>
          <table:table-cell office:value-type="string" calcext:value-type="string">
            <text:p><text:span text:style-name="T1">U′ (LUL′F′) ULUL′U′ F (LU2L′</text:span>)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64]*IF(MOD([.$A64];4)=1;1;0)" office:value-type="float" office:value="0" calcext:value-type="float">
            <text:p>0</text:p>
          </table:table-cell>
          <table:table-cell table:formula="of:=[.$F64]*(IF(MOD([.$A64];4)=1;1;0) + IF(MOD([.$A64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4]*IF(MOD([.$A64];4)=1;1;0)" office:value-type="float" office:value="0" calcext:value-type="float">
            <text:p>0</text:p>
          </table:table-cell>
          <table:table-cell table:formula="of:=[.$G64]*(IF(MOD([.$A64];4)=1;1;0) + IF(MOD([.$A6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64" calcext:value-type="float">
            <text:p>64</text:p>
          </table:table-cell>
          <table:table-cell table:style-name="ce13" office:value-type="string" calcext:value-type="string">
            <text:p>L</text:p>
          </table:table-cell>
          <table:table-cell table:style-name="ce16" office:value-type="string" calcext:value-type="string">
            <text:p>L.OppRows</text:p>
          </table:table-cell>
          <table:table-cell table:style-name="ce13" office:value-type="string" calcext:value-type="string">
            <text:p>C/O</text:p>
          </table:table-cell>
          <table:table-cell table:style-name="ce10" office:value-type="string" calcext:value-type="string">
            <text:p>U′ LRU′ r′FM′ U (L′ULU′L′)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/>
          <table:table-cell table:formula="of:=[.F65]*IF(MOD([.$A65];4)=1;1;0)" office:value-type="float" office:value="0" calcext:value-type="float">
            <text:p>0</text:p>
          </table:table-cell>
          <table:table-cell table:formula="of:=[.$F65]*(IF(MOD([.$A65];4)=1;1;0) + IF(MOD([.$A6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5]*IF(MOD([.$A65];4)=1;1;0)" office:value-type="float" office:value="0" calcext:value-type="float">
            <text:p>0</text:p>
          </table:table-cell>
          <table:table-cell table:formula="of:=[.$G65]*(IF(MOD([.$A65];4)=1;1;0) + IF(MOD([.$A6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string" calcext:value-type="string">
            <text:p>L.SliceAdj</text:p>
          </table:table-cell>
          <table:table-cell table:style-name="ce11" office:value-type="string" calcext:value-type="string">
            <text:p>OxC</text:p>
          </table:table-cell>
          <table:table-cell table:style-name="ce7" office:value-type="string" calcext:value-type="string">
            <text:p>U2x (R′UR) D′ (R′U′R) D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table:formula="of:=[.F66]*IF(MOD([.$A66];4)=1;1;0)" office:value-type="float" office:value="10" calcext:value-type="float">
            <text:p>10</text:p>
          </table:table-cell>
          <table:table-cell table:formula="of:=[.$F66]*(IF(MOD([.$A66];4)=1;1;0) + IF(MOD([.$A66];4)=2;1;0))" office:value-type="float" office:value="10" calcext:value-type="float">
            <text:p>10</text:p>
          </table:table-cell>
          <table:table-cell table:formula="of:=[.F66]" office:value-type="float" office:value="10" calcext:value-type="float">
            <text:p>10</text:p>
          </table:table-cell>
          <table:table-cell table:formula="of:=[.$G66]*IF(MOD([.$A66];4)=1;1;0)" office:value-type="float" office:value="11" calcext:value-type="float">
            <text:p>11</text:p>
          </table:table-cell>
          <table:table-cell table:formula="of:=[.$G66]*(IF(MOD([.$A66];4)=1;1;0) + IF(MOD([.$A66];4)=2;1;0))"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SliceAdj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(RUr′F) (R′F′rU′) (RUR′U2) (RU′2R′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67]*IF(MOD([.$A67];4)=1;1;0)" office:value-type="float" office:value="0" calcext:value-type="float">
            <text:p>0</text:p>
          </table:table-cell>
          <table:table-cell table:formula="of:=[.$F67]*(IF(MOD([.$A67];4)=1;1;0) + IF(MOD([.$A67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67]*IF(MOD([.$A67];4)=1;1;0)" office:value-type="float" office:value="0" calcext:value-type="float">
            <text:p>0</text:p>
          </table:table-cell>
          <table:table-cell table:formula="of:=[.$G67]*(IF(MOD([.$A67];4)=1;1;0) + IF(MOD([.$A67];4)=2;1;0))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SliceAdj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U2 (R′U′RF) U′R′U′RU F′ (R′U′2R)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68]*IF(MOD([.$A68];4)=1;1;0)" office:value-type="float" office:value="0" calcext:value-type="float">
            <text:p>0</text:p>
          </table:table-cell>
          <table:table-cell table:formula="of:=[.$F68]*(IF(MOD([.$A68];4)=1;1;0) + IF(MOD([.$A68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8]*IF(MOD([.$A68];4)=1;1;0)" office:value-type="float" office:value="0" calcext:value-type="float">
            <text:p>0</text:p>
          </table:table-cell>
          <table:table-cell table:formula="of:=[.$G68]*(IF(MOD([.$A68];4)=1;1;0) + IF(MOD([.$A6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68" calcext:value-type="float">
            <text:p>68</text:p>
          </table:table-cell>
          <table:table-cell table:style-name="ce13" office:value-type="string" calcext:value-type="string">
            <text:p>L</text:p>
          </table:table-cell>
          <table:table-cell table:style-name="ce16" office:value-type="string" calcext:value-type="string">
            <text:p>L.SliceAdj</text:p>
          </table:table-cell>
          <table:table-cell table:style-name="ce13" office:value-type="string" calcext:value-type="string">
            <text:p>O/C</text:p>
          </table:table-cell>
          <table:table-cell table:style-name="ce10" office:value-type="string" calcext:value-type="string">
            <text:p>U2 R′L′U lF′M′ U′ (RU′R′UR)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formula="of:=[.F69]*IF(MOD([.$A69];4)=1;1;0)" office:value-type="float" office:value="0" calcext:value-type="float">
            <text:p>0</text:p>
          </table:table-cell>
          <table:table-cell table:formula="of:=[.$F69]*(IF(MOD([.$A69];4)=1;1;0) + IF(MOD([.$A69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69]*IF(MOD([.$A69];4)=1;1;0)" office:value-type="float" office:value="0" calcext:value-type="float">
            <text:p>0</text:p>
          </table:table-cell>
          <table:table-cell table:formula="of:=[.$G69]*(IF(MOD([.$A69];4)=1;1;0) + IF(MOD([.$A6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11" office:value-type="string" calcext:value-type="string">
            <text:p>L</text:p>
          </table:table-cell>
          <table:table-cell table:style-name="ce14" office:value-type="string" calcext:value-type="string">
            <text:p>L.SliceOpp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(URU′R′) L′U2LUL′UL (RU′2R′)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formula="of:=[.F70]*IF(MOD([.$A70];4)=1;1;0)" office:value-type="float" office:value="14" calcext:value-type="float">
            <text:p>14</text:p>
          </table:table-cell>
          <table:table-cell table:formula="of:=[.$F70]*(IF(MOD([.$A70];4)=1;1;0) + IF(MOD([.$A70];4)=2;1;0)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$G70]*IF(MOD([.$A70];4)=1;1;0)" office:value-type="float" office:value="16" calcext:value-type="float">
            <text:p>16</text:p>
          </table:table-cell>
          <table:table-cell table:formula="of:=[.$G70]*(IF(MOD([.$A70];4)=1;1;0) + IF(MOD([.$A70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SliceOpp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RU (R′URU′)3 U′R′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71]*IF(MOD([.$A71];4)=1;1;0)" office:value-type="float" office:value="0" calcext:value-type="float">
            <text:p>0</text:p>
          </table:table-cell>
          <table:table-cell table:formula="of:=[.$F71]*(IF(MOD([.$A71];4)=1;1;0) + IF(MOD([.$A71];4)=2;1;0))" office:value-type="float" office:value="15" calcext:value-type="float">
            <text:p>15</text:p>
          </table:table-cell>
          <table:table-cell table:formula="of:=[.F71]" office:value-type="float" office:value="15" calcext:value-type="float">
            <text:p>15</text:p>
          </table:table-cell>
          <table:table-cell table:formula="of:=[.$G71]*IF(MOD([.$A71];4)=1;1;0)" office:value-type="float" office:value="0" calcext:value-type="float">
            <text:p>0</text:p>
          </table:table-cell>
          <table:table-cell table:formula="of:=[.$G71]*(IF(MOD([.$A71];4)=1;1;0) + IF(MOD([.$A71];4)=2;1;0)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.SliceOpp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R′U′2 (RUR′UR) (L′U′LU′L′U2L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72]*IF(MOD([.$A72];4)=1;1;0)" office:value-type="float" office:value="0" calcext:value-type="float">
            <text:p>0</text:p>
          </table:table-cell>
          <table:table-cell table:formula="of:=[.$F72]*(IF(MOD([.$A72];4)=1;1;0) + IF(MOD([.$A72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72]*IF(MOD([.$A72];4)=1;1;0)" office:value-type="float" office:value="0" calcext:value-type="float">
            <text:p>0</text:p>
          </table:table-cell>
          <table:table-cell table:formula="of:=[.$G72]*(IF(MOD([.$A72];4)=1;1;0) + IF(MOD([.$A7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72" calcext:value-type="float">
            <text:p>72</text:p>
          </table:table-cell>
          <table:table-cell table:style-name="ce13" office:value-type="string" calcext:value-type="string">
            <text:p>L</text:p>
          </table:table-cell>
          <table:table-cell table:style-name="ce16" office:value-type="string" calcext:value-type="string">
            <text:p>L.SliceOpp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2 (RUR′URU′2R′) (LU2L′U′LU′L′)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formula="of:=[.F73]*IF(MOD([.$A73];4)=1;1;0)" office:value-type="float" office:value="0" calcext:value-type="float">
            <text:p>0</text:p>
          </table:table-cell>
          <table:table-cell table:formula="of:=[.$F73]*(IF(MOD([.$A73];4)=1;1;0) + IF(MOD([.$A73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73]*IF(MOD([.$A73];4)=1;1;0)" office:value-type="float" office:value="0" calcext:value-type="float">
            <text:p>0</text:p>
          </table:table-cell>
          <table:table-cell table:formula="of:=[.$G73]*(IF(MOD([.$A73];4)=1;1;0) + IF(MOD([.$A7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string" calcext:value-type="string">
            <text:p>H.Rows</text:p>
          </table:table-cell>
          <table:table-cell table:style-name="ce11" office:value-type="string" calcext:value-type="string">
            <text:p>CxO</text:p>
          </table:table-cell>
          <table:table-cell table:style-name="ce7" office:value-type="string" calcext:value-type="string">
            <text:p>UR′U′2 (RUR′U) (RUR′U′) (RUR′F′) (RUR′U′) (R′F) R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/>
          <table:table-cell table:formula="of:=[.F74]*IF(MOD([.$A74];4)=1;1;0)" office:value-type="float" office:value="22" calcext:value-type="float">
            <text:p>22</text:p>
          </table:table-cell>
          <table:table-cell table:formula="of:=[.$F74]*(IF(MOD([.$A74];4)=1;1;0) + IF(MOD([.$A74];4)=2;1;0)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$G74]*IF(MOD([.$A74];4)=1;1;0)" office:value-type="float" office:value="24" calcext:value-type="float">
            <text:p>24</text:p>
          </table:table-cell>
          <table:table-cell table:formula="of:=[.$G74]*(IF(MOD([.$A74];4)=1;1;0) + IF(MOD([.$A74];4)=2;1;0))" office:value-type="float" office:value="24" calcext:value-type="float">
            <text:p>24</text:p>
          </table:table-cell>
          <table:table-cell table:number-columns-repeated="1637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Rows</text:p>
          </table:table-cell>
          <table:table-cell office:value-type="string" calcext:value-type="string">
            <text:p>OxC</text:p>
          </table:table-cell>
          <table:table-cell office:value-type="string" calcext:value-type="string">
            <text:p>U′LU2 (L′U′LU′) (L′U′LU) (L′U′LF) (L′U′LU) (LF′) L′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75]*IF(MOD([.$A75];4)=1;1;0)" office:value-type="float" office:value="0" calcext:value-type="float">
            <text:p>0</text:p>
          </table:table-cell>
          <table:table-cell table:formula="of:=[.$F75]*(IF(MOD([.$A75];4)=1;1;0) + IF(MOD([.$A75];4)=2;1;0)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$G75]*IF(MOD([.$A75];4)=1;1;0)" office:value-type="float" office:value="0" calcext:value-type="float">
            <text:p>0</text:p>
          </table:table-cell>
          <table:table-cell table:formula="of:=[.$G75]*(IF(MOD([.$A75];4)=1;1;0) + IF(MOD([.$A75];4)=2;1;0))" office:value-type="float" office:value="24" calcext:value-type="float">
            <text:p>24</text:p>
          </table:table-cell>
          <table:table-cell table:number-columns-repeated="1637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Rows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F (RUR′U′)3 F′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F76]*IF(MOD([.$A76];4)=1;1;0)" office:value-type="float" office:value="0" calcext:value-type="float">
            <text:p>0</text:p>
          </table:table-cell>
          <table:table-cell table:formula="of:=[.$F76]*(IF(MOD([.$A76];4)=1;1;0) + IF(MOD([.$A76];4)=2;1;0))" office:value-type="float" office:value="0" calcext:value-type="float">
            <text:p>0</text:p>
          </table:table-cell>
          <table:table-cell table:formula="of:=[.F76]" office:value-type="float" office:value="14" calcext:value-type="float">
            <text:p>14</text:p>
          </table:table-cell>
          <table:table-cell table:formula="of:=[.$G76]*IF(MOD([.$A76];4)=1;1;0)" office:value-type="float" office:value="0" calcext:value-type="float">
            <text:p>0</text:p>
          </table:table-cell>
          <table:table-cell table:formula="of:=[.$G76]*(IF(MOD([.$A76];4)=1;1;0) + IF(MOD([.$A7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76" calcext:value-type="float">
            <text:p>76</text:p>
          </table:table-cell>
          <table:table-cell table:style-name="ce13" office:value-type="string" calcext:value-type="string">
            <text:p>H</text:p>
          </table:table-cell>
          <table:table-cell table:style-name="ce16" office:value-type="string" calcext:value-type="string">
            <text:p>H.Rows</text:p>
          </table:table-cell>
          <table:table-cell table:style-name="ce13" office:value-type="string" calcext:value-type="string">
            <text:p>O/C</text:p>
          </table:table-cell>
          <table:table-cell table:style-name="ce10" office:value-type="string" calcext:value-type="string">
            <text:p>U x′ U′RU′ (R′UR′F2) (RU′RUR′U) x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F77]*IF(MOD([.$A77];4)=1;1;0)" office:value-type="float" office:value="0" calcext:value-type="float">
            <text:p>0</text:p>
          </table:table-cell>
          <table:table-cell table:formula="of:=[.$F77]*(IF(MOD([.$A77];4)=1;1;0) + IF(MOD([.$A77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77]*IF(MOD([.$A77];4)=1;1;0)" office:value-type="float" office:value="0" calcext:value-type="float">
            <text:p>0</text:p>
          </table:table-cell>
          <table:table-cell table:formula="of:=[.$G77]*(IF(MOD([.$A77];4)=1;1;0) + IF(MOD([.$A7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string" calcext:value-type="string">
            <text:p>H.Cols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(R′U′2RUR′UR) U (RUR′URU′2R′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formula="of:=[.F78]*IF(MOD([.$A78];4)=1;1;0)" office:value-type="float" office:value="15" calcext:value-type="float">
            <text:p>15</text:p>
          </table:table-cell>
          <table:table-cell table:formula="of:=[.$F78]*(IF(MOD([.$A78];4)=1;1;0) + IF(MOD([.$A78];4)=2;1;0))" office:value-type="float" office:value="15" calcext:value-type="float">
            <text:p>15</text:p>
          </table:table-cell>
          <table:table-cell table:formula="of:=[.F78]" office:value-type="float" office:value="15" calcext:value-type="float">
            <text:p>15</text:p>
          </table:table-cell>
          <table:table-cell table:formula="of:=[.$G78]*IF(MOD([.$A78];4)=1;1;0)" office:value-type="float" office:value="17" calcext:value-type="float">
            <text:p>17</text:p>
          </table:table-cell>
          <table:table-cell table:formula="of:=[.$G78]*(IF(MOD([.$A78];4)=1;1;0) + IF(MOD([.$A78];4)=2;1;0))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Cols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(LU2L′U′LU′L′) U′ (L′U′LU′L′U2L)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79]*IF(MOD([.$A79];4)=1;1;0)" office:value-type="float" office:value="0" calcext:value-type="float">
            <text:p>0</text:p>
          </table:table-cell>
          <table:table-cell table:formula="of:=[.$F79]*(IF(MOD([.$A79];4)=1;1;0) + IF(MOD([.$A79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79]*IF(MOD([.$A79];4)=1;1;0)" office:value-type="float" office:value="0" calcext:value-type="float">
            <text:p>0</text:p>
          </table:table-cell>
          <table:table-cell table:formula="of:=[.$G79]*(IF(MOD([.$A79];4)=1;1;0) + IF(MOD([.$A79];4)=2;1;0))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Cols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′ F [U (R′FRF′) (RU′R′)]2 F′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formula="of:=[.F80]*IF(MOD([.$A80];4)=1;1;0)" office:value-type="float" office:value="0" calcext:value-type="float">
            <text:p>0</text:p>
          </table:table-cell>
          <table:table-cell table:formula="of:=[.$F80]*(IF(MOD([.$A80];4)=1;1;0) + IF(MOD([.$A80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80]*IF(MOD([.$A80];4)=1;1;0)" office:value-type="float" office:value="0" calcext:value-type="float">
            <text:p>0</text:p>
          </table:table-cell>
          <table:table-cell table:formula="of:=[.$G80]*(IF(MOD([.$A80];4)=1;1;0) + IF(MOD([.$A8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80" calcext:value-type="float">
            <text:p>80</text:p>
          </table:table-cell>
          <table:table-cell table:style-name="ce13" office:value-type="string" calcext:value-type="string">
            <text:p>H</text:p>
          </table:table-cell>
          <table:table-cell table:style-name="ce16" office:value-type="string" calcext:value-type="string">
            <text:p>H.Cols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′ (RUR′URU′2R′) U′ (R′U′2RUR′UR)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formula="of:=[.F81]*IF(MOD([.$A81];4)=1;1;0)" office:value-type="float" office:value="0" calcext:value-type="float">
            <text:p>0</text:p>
          </table:table-cell>
          <table:table-cell table:formula="of:=[.$F81]*(IF(MOD([.$A81];4)=1;1;0) + IF(MOD([.$A81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81]*IF(MOD([.$A81];4)=1;1;0)" office:value-type="float" office:value="0" calcext:value-type="float">
            <text:p>0</text:p>
          </table:table-cell>
          <table:table-cell table:formula="of:=[.$G81]*(IF(MOD([.$A81];4)=1;1;0) + IF(MOD([.$A8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string" calcext:value-type="string">
            <text:p>H.South</text:p>
          </table:table-cell>
          <table:table-cell table:style-name="ce11" office:value-type="string" calcext:value-type="string">
            <text:p>OxO</text:p>
          </table:table-cell>
          <table:table-cell table:style-name="ce7" office:value-type="string" calcext:value-type="string">
            <text:p>UR′U′ (RU′R′U) F′ (RUR′U′) (R′F) R2U′ (R′U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formula="of:=[.F82]*IF(MOD([.$A82];4)=1;1;0)" office:value-type="float" office:value="19" calcext:value-type="float">
            <text:p>19</text:p>
          </table:table-cell>
          <table:table-cell table:formula="of:=[.$F82]*(IF(MOD([.$A82];4)=1;1;0) + IF(MOD([.$A82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82]*IF(MOD([.$A82];4)=1;1;0)" office:value-type="float" office:value="20" calcext:value-type="float">
            <text:p>20</text:p>
          </table:table-cell>
          <table:table-cell table:formula="of:=[.$G82]*(IF(MOD([.$A82];4)=1;1;0) + IF(MOD([.$A82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South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′LU (L′ULU′) F (L′U′LU) (LF′) L′2U (LU′L′)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83]*IF(MOD([.$A83];4)=1;1;0)" office:value-type="float" office:value="0" calcext:value-type="float">
            <text:p>0</text:p>
          </table:table-cell>
          <table:table-cell table:formula="of:=[.$F83]*(IF(MOD([.$A83];4)=1;1;0) + IF(MOD([.$A83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83]*IF(MOD([.$A83];4)=1;1;0)" office:value-type="float" office:value="0" calcext:value-type="float">
            <text:p>0</text:p>
          </table:table-cell>
          <table:table-cell table:formula="of:=[.$G83]*(IF(MOD([.$A83];4)=1;1;0) + IF(MOD([.$A83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South</text:p>
          </table:table-cell>
          <table:table-cell office:value-type="string" calcext:value-type="string">
            <text:p>C/C</text:p>
          </table:table-cell>
          <table:table-cell office:value-type="string" calcext:value-type="string">
            <text:p>(RUR′URU2R′) F RU′R′U′ (RU2R′U′) F′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84]*IF(MOD([.$A84];4)=1;1;0)" office:value-type="float" office:value="0" calcext:value-type="float">
            <text:p>0</text:p>
          </table:table-cell>
          <table:table-cell table:formula="of:=[.$F84]*(IF(MOD([.$A84];4)=1;1;0) + IF(MOD([.$A84];4)=2;1;0))" office:value-type="float" office:value="0" calcext:value-type="float">
            <text:p>0</text:p>
          </table:table-cell>
          <table:table-cell table:formula="of:=[.F84]" office:value-type="float" office:value="17" calcext:value-type="float">
            <text:p>17</text:p>
          </table:table-cell>
          <table:table-cell table:formula="of:=[.$G84]*IF(MOD([.$A84];4)=1;1;0)" office:value-type="float" office:value="0" calcext:value-type="float">
            <text:p>0</text:p>
          </table:table-cell>
          <table:table-cell table:formula="of:=[.$G84]*(IF(MOD([.$A84];4)=1;1;0) + IF(MOD([.$A8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84" calcext:value-type="float">
            <text:p>84</text:p>
          </table:table-cell>
          <table:table-cell table:style-name="ce13" office:value-type="string" calcext:value-type="string">
            <text:p>H</text:p>
          </table:table-cell>
          <table:table-cell table:style-name="ce16" office:value-type="string" calcext:value-type="string">
            <text:p>H.South</text:p>
          </table:table-cell>
          <table:table-cell table:style-name="ce13" office:value-type="string" calcext:value-type="string">
            <text:p>O/O</text:p>
          </table:table-cell>
          <table:table-cell table:style-name="ce10" office:value-type="string" calcext:value-type="string">
            <text:p>(RUR′U′) (R′U′2) R2D (R′UR) D′ (R′2U) (R2U′2R′)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table:formula="of:=[.F85]*IF(MOD([.$A85];4)=1;1;0)" office:value-type="float" office:value="0" calcext:value-type="float">
            <text:p>0</text:p>
          </table:table-cell>
          <table:table-cell table:formula="of:=[.$F85]*(IF(MOD([.$A85];4)=1;1;0) + IF(MOD([.$A8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85]*IF(MOD([.$A85];4)=1;1;0)" office:value-type="float" office:value="0" calcext:value-type="float">
            <text:p>0</text:p>
          </table:table-cell>
          <table:table-cell table:formula="of:=[.$G85]*(IF(MOD([.$A85];4)=1;1;0) + IF(MOD([.$A8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11" office:value-type="string" calcext:value-type="string">
            <text:p>H</text:p>
          </table:table-cell>
          <table:table-cell table:style-name="ce14" office:value-type="string" calcext:value-type="string">
            <text:p>H.West</text:p>
          </table:table-cell>
          <table:table-cell table:style-name="ce11" office:value-type="string" calcext:value-type="string">
            <text:p>CxC</text:p>
          </table:table-cell>
          <table:table-cell table:style-name="ce7" office:value-type="string" calcext:value-type="string">
            <text:p>(RU2R′U′) (RUR′U′) F′ (RUR′U′) (R′F) R2U′R′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F86]*IF(MOD([.$A86];4)=1;1;0)" office:value-type="float" office:value="17" calcext:value-type="float">
            <text:p>17</text:p>
          </table:table-cell>
          <table:table-cell table:formula="of:=[.$F86]*(IF(MOD([.$A86];4)=1;1;0) + IF(MOD([.$A86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86]*IF(MOD([.$A86];4)=1;1;0)" office:value-type="float" office:value="19" calcext:value-type="float">
            <text:p>19</text:p>
          </table:table-cell>
          <table:table-cell table:formula="of:=[.$G86]*(IF(MOD([.$A86];4)=1;1;0) + IF(MOD([.$A86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West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<text:span text:style-name="T1">U2 (L′</text:span>U′2LU) (L′U′LU) F (L′U′LU) (LF′) L′2U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87]*IF(MOD([.$A87];4)=1;1;0)" office:value-type="float" office:value="0" calcext:value-type="float">
            <text:p>0</text:p>
          </table:table-cell>
          <table:table-cell table:formula="of:=[.$F87]*(IF(MOD([.$A87];4)=1;1;0) + IF(MOD([.$A87];4)=2;1;0)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G87]*IF(MOD([.$A87];4)=1;1;0)" office:value-type="float" office:value="0" calcext:value-type="float">
            <text:p>0</text:p>
          </table:table-cell>
          <table:table-cell table:formula="of:=[.$G87]*(IF(MOD([.$A87];4)=1;1;0) + IF(MOD([.$A87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.West</text:p>
          </table:table-cell>
          <table:table-cell office:value-type="string" calcext:value-type="string">
            <text:p>C/C</text:p>
          </table:table-cell>
          <table:table-cell office:value-type="string" calcext:value-type="string">
            <text:p>U′ F (RU′R′U′RU′2R′U′) F′ (RU′2R′U′RU′R′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88]*IF(MOD([.$A88];4)=1;1;0)" office:value-type="float" office:value="0" calcext:value-type="float">
            <text:p>0</text:p>
          </table:table-cell>
          <table:table-cell table:formula="of:=[.$F88]*(IF(MOD([.$A88];4)=1;1;0) + IF(MOD([.$A88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88]*IF(MOD([.$A88];4)=1;1;0)" office:value-type="float" office:value="0" calcext:value-type="float">
            <text:p>0</text:p>
          </table:table-cell>
          <table:table-cell table:formula="of:=[.$G88]*(IF(MOD([.$A88];4)=1;1;0) + IF(MOD([.$A8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88" calcext:value-type="float">
            <text:p>88</text:p>
          </table:table-cell>
          <table:table-cell table:style-name="ce13" office:value-type="string" calcext:value-type="string">
            <text:p>H</text:p>
          </table:table-cell>
          <table:table-cell table:style-name="ce16" office:value-type="string" calcext:value-type="string">
            <text:p>H.West</text:p>
          </table:table-cell>
          <table:table-cell table:style-name="ce13" office:value-type="string" calcext:value-type="string">
            <text:p>O/O</text:p>
          </table:table-cell>
          <table:table-cell table:style-name="ce10" office:value-type="string" calcext:value-type="string">
            <text:p>U′ F (RU′R′U) (RU′2R′U′) (RUR′U′) F′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formula="of:=[.F89]*IF(MOD([.$A89];4)=1;1;0)" office:value-type="float" office:value="0" calcext:value-type="float">
            <text:p>0</text:p>
          </table:table-cell>
          <table:table-cell table:formula="of:=[.$F89]*(IF(MOD([.$A89];4)=1;1;0) + IF(MOD([.$A89];4)=2;1;0))" office:value-type="float" office:value="0" calcext:value-type="float">
            <text:p>0</text:p>
          </table:table-cell>
          <table:table-cell table:formula="of:=[.F89]" office:value-type="float" office:value="15" calcext:value-type="float">
            <text:p>15</text:p>
          </table:table-cell>
          <table:table-cell table:formula="of:=[.$G89]*IF(MOD([.$A89];4)=1;1;0)" office:value-type="float" office:value="0" calcext:value-type="float">
            <text:p>0</text:p>
          </table:table-cell>
          <table:table-cell table:formula="of:=[.$G89]*(IF(MOD([.$A89];4)=1;1;0) + IF(MOD([.$A8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11" office:value-type="string" calcext:value-type="string">
            <text:p>Pi</text:p>
          </table:table-cell>
          <table:table-cell table:style-name="ce14" office:value-type="string" calcext:value-type="string">
            <text:p>Pi.Cols</text:p>
          </table:table-cell>
          <table:table-cell table:style-name="ce11" office:value-type="string" calcext:value-type="string">
            <text:p>CxC</text:p>
          </table:table-cell>
          <table:table-cell table:style-name="ce7" office:value-type="string" calcext:value-type="string">
            <text:p>R′U′RUR2 (F′RURU′R′F) (U′RUR′UR)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F90]*IF(MOD([.$A90];4)=1;1;0)" office:value-type="float" office:value="18" calcext:value-type="float">
            <text:p>18</text:p>
          </table:table-cell>
          <table:table-cell table:formula="of:=[.$F90]*(IF(MOD([.$A90];4)=1;1;0) + IF(MOD([.$A90];4)=2;1;0)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G90]*IF(MOD([.$A90];4)=1;1;0)" office:value-type="float" office:value="19" calcext:value-type="float">
            <text:p>19</text:p>
          </table:table-cell>
          <table:table-cell table:formula="of:=[.$G90]*(IF(MOD([.$A90];4)=1;1;0) + IF(MOD([.$A90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Cols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<text:span text:style-name="T1">U′2 </text:span>LUL′U′L′2 (FL′U′L′ULF′) (UL′U′LU′L′)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91]*IF(MOD([.$A91];4)=1;1;0)" office:value-type="float" office:value="0" calcext:value-type="float">
            <text:p>0</text:p>
          </table:table-cell>
          <table:table-cell table:formula="of:=[.$F91]*(IF(MOD([.$A91];4)=1;1;0) + IF(MOD([.$A91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91]*IF(MOD([.$A91];4)=1;1;0)" office:value-type="float" office:value="0" calcext:value-type="float">
            <text:p>0</text:p>
          </table:table-cell>
          <table:table-cell table:formula="of:=[.$G91]*(IF(MOD([.$A91];4)=1;1;0) + IF(MOD([.$A91];4)=2;1;0))" office:value-type="float" office:value="21" calcext:value-type="float">
            <text:p>21</text:p>
          </table:table-cell>
          <table:table-cell table:number-columns-repeated="1637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Cols</text:p>
          </table:table-cell>
          <table:table-cell office:value-type="string" calcext:value-type="string">
            <text:p>C/C</text:p>
          </table:table-cell>
          <table:table-cell office:value-type="string" calcext:value-type="string">
            <text:p>U′ F U (RU′2R′U) (RUR′) F′ RU′2R′U′RU′R′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92]*IF(MOD([.$A92];4)=1;1;0)" office:value-type="float" office:value="0" calcext:value-type="float">
            <text:p>0</text:p>
          </table:table-cell>
          <table:table-cell table:formula="of:=[.$F92]*(IF(MOD([.$A92];4)=1;1;0) + IF(MOD([.$A92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92]*IF(MOD([.$A92];4)=1;1;0)" office:value-type="float" office:value="0" calcext:value-type="float">
            <text:p>0</text:p>
          </table:table-cell>
          <table:table-cell table:formula="of:=[.$G92]*(IF(MOD([.$A92];4)=1;1;0) + IF(MOD([.$A9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92" calcext:value-type="float">
            <text:p>92</text:p>
          </table:table-cell>
          <table:table-cell table:style-name="ce13" office:value-type="string" calcext:value-type="string">
            <text:p>Pi</text:p>
          </table:table-cell>
          <table:table-cell table:style-name="ce16" office:value-type="string" calcext:value-type="string">
            <text:p>Pi.Cols</text:p>
          </table:table-cell>
          <table:table-cell table:style-name="ce13" office:value-type="string" calcext:value-type="string">
            <text:p>O/O</text:p>
          </table:table-cell>
          <table:table-cell table:style-name="ce10" office:value-type="string" calcext:value-type="string">
            <text:p>RU′2R′2U′ R2D (R′U′R) D′ R′2U′2 (RURU′R′)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formula="of:=[.F93]*IF(MOD([.$A93];4)=1;1;0)" office:value-type="float" office:value="0" calcext:value-type="float">
            <text:p>0</text:p>
          </table:table-cell>
          <table:table-cell table:formula="of:=[.$F93]*(IF(MOD([.$A93];4)=1;1;0) + IF(MOD([.$A93];4)=2;1;0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$G93]*IF(MOD([.$A93];4)=1;1;0)" office:value-type="float" office:value="0" calcext:value-type="float">
            <text:p>0</text:p>
          </table:table-cell>
          <table:table-cell table:formula="of:=[.$G93]*(IF(MOD([.$A93];4)=1;1;0) + IF(MOD([.$A9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11" office:value-type="string" calcext:value-type="string">
            <text:p>Pi</text:p>
          </table:table-cell>
          <table:table-cell table:style-name="ce14" office:value-type="string" calcext:value-type="string">
            <text:p>Pi.Cross</text:p>
          </table:table-cell>
          <table:table-cell table:style-name="ce11" office:value-type="string" calcext:value-type="string">
            <text:p>OxO</text:p>
          </table:table-cell>
          <table:table-cell table:style-name="ce7" office:value-type="string" calcext:value-type="string">
            <text:p>URU (R′2F′) (RURU′R′F) (URU′R′URU′2R′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/>
          <table:table-cell table:formula="of:=[.F94]*IF(MOD([.$A94];4)=1;1;0)" office:value-type="float" office:value="19" calcext:value-type="float">
            <text:p>19</text:p>
          </table:table-cell>
          <table:table-cell table:formula="of:=[.$F94]*(IF(MOD([.$A94];4)=1;1;0) + IF(MOD([.$A94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94]*IF(MOD([.$A94];4)=1;1;0)" office:value-type="float" office:value="21" calcext:value-type="float">
            <text:p>21</text:p>
          </table:table-cell>
          <table:table-cell table:formula="of:=[.$G94]*(IF(MOD([.$A94];4)=1;1;0) + IF(MOD([.$A94];4)=2;1;0))" office:value-type="float" office:value="21" calcext:value-type="float">
            <text:p>21</text:p>
          </table:table-cell>
          <table:table-cell table:number-columns-repeated="1637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Cross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L′U′ (L2F) (L′U′L′ULF′) (U′L′ULU′L′U2L)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95]*IF(MOD([.$A95];4)=1;1;0)" office:value-type="float" office:value="0" calcext:value-type="float">
            <text:p>0</text:p>
          </table:table-cell>
          <table:table-cell table:formula="of:=[.$F95]*(IF(MOD([.$A95];4)=1;1;0) + IF(MOD([.$A95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95]*IF(MOD([.$A95];4)=1;1;0)" office:value-type="float" office:value="0" calcext:value-type="float">
            <text:p>0</text:p>
          </table:table-cell>
          <table:table-cell table:formula="of:=[.$G95]*(IF(MOD([.$A95];4)=1;1;0) + IF(MOD([.$A95];4)=2;1;0))" office:value-type="float" office:value="21" calcext:value-type="float">
            <text:p>21</text:p>
          </table:table-cell>
          <table:table-cell table:number-columns-repeated="1637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Cross</text:p>
          </table:table-cell>
          <table:table-cell office:value-type="string" calcext:value-type="string">
            <text:p>C/C</text:p>
          </table:table-cell>
          <table:table-cell office:value-type="string" calcext:value-type="string">
            <text:p>(U′RUR′URU′2R′) F (URU′2R′URUR′) F′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96]*IF(MOD([.$A96];4)=1;1;0)" office:value-type="float" office:value="0" calcext:value-type="float">
            <text:p>0</text:p>
          </table:table-cell>
          <table:table-cell table:formula="of:=[.$F96]*(IF(MOD([.$A96];4)=1;1;0) + IF(MOD([.$A96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96]*IF(MOD([.$A96];4)=1;1;0)" office:value-type="float" office:value="0" calcext:value-type="float">
            <text:p>0</text:p>
          </table:table-cell>
          <table:table-cell table:formula="of:=[.$G96]*(IF(MOD([.$A96];4)=1;1;0) + IF(MOD([.$A9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96" calcext:value-type="float">
            <text:p>96</text:p>
          </table:table-cell>
          <table:table-cell table:style-name="ce13" office:value-type="string" calcext:value-type="string">
            <text:p>Pi</text:p>
          </table:table-cell>
          <table:table-cell table:style-name="ce16" office:value-type="string" calcext:value-type="string">
            <text:p>Pi.Cross</text:p>
          </table:table-cell>
          <table:table-cell table:style-name="ce13" office:value-type="string" calcext:value-type="string">
            <text:p>O/O</text:p>
          </table:table-cell>
          <table:table-cell table:style-name="ce10" office:value-type="string" calcext:value-type="string">
            <text:p>U F (URU′R′U) (RU′2R′U′RUR′) F′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formula="of:=[.F97]*IF(MOD([.$A97];4)=1;1;0)" office:value-type="float" office:value="0" calcext:value-type="float">
            <text:p>0</text:p>
          </table:table-cell>
          <table:table-cell table:formula="of:=[.$F97]*(IF(MOD([.$A97];4)=1;1;0) + IF(MOD([.$A97];4)=2;1;0))" office:value-type="float" office:value="0" calcext:value-type="float">
            <text:p>0</text:p>
          </table:table-cell>
          <table:table-cell table:formula="of:=[.F97]" office:value-type="float" office:value="15" calcext:value-type="float">
            <text:p>15</text:p>
          </table:table-cell>
          <table:table-cell table:formula="of:=[.$G97]*IF(MOD([.$A97];4)=1;1;0)" office:value-type="float" office:value="0" calcext:value-type="float">
            <text:p>0</text:p>
          </table:table-cell>
          <table:table-cell table:formula="of:=[.$G97]*(IF(MOD([.$A97];4)=1;1;0) + IF(MOD([.$A9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11" office:value-type="string" calcext:value-type="string">
            <text:p>Pi</text:p>
          </table:table-cell>
          <table:table-cell table:style-name="ce14" office:value-type="string" calcext:value-type="string">
            <text:p>Pi.West</text:p>
          </table:table-cell>
          <table:table-cell table:style-name="ce11" office:value-type="string" calcext:value-type="string">
            <text:p>OxC</text:p>
          </table:table-cell>
          <table:table-cell table:style-name="ce7" office:value-type="string" calcext:value-type="string">
            <text:p>R′2D′ (RUR′) DRU (RU′R′U) (RUR′UR)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formula="of:=[.F98]*IF(MOD([.$A98];4)=1;1;0)" office:value-type="float" office:value="17" calcext:value-type="float">
            <text:p>17</text:p>
          </table:table-cell>
          <table:table-cell table:formula="of:=[.$F98]*(IF(MOD([.$A98];4)=1;1;0) + IF(MOD([.$A98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98]*IF(MOD([.$A98];4)=1;1;0)" office:value-type="float" office:value="18" calcext:value-type="float">
            <text:p>18</text:p>
          </table:table-cell>
          <table:table-cell table:formula="of:=[.$G98]*(IF(MOD([.$A98];4)=1;1;0) + IF(MOD([.$A98];4)=2;1;0))" office:value-type="float" office:value="18" calcext:value-type="float">
            <text:p>18</text:p>
          </table:table-cell>
          <table:table-cell table:number-columns-repeated="1637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West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U2 L2D (L′U′L) D′L′U′ (L′ULU′) (L′U′LU′L′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99]*IF(MOD([.$A99];4)=1;1;0)" office:value-type="float" office:value="0" calcext:value-type="float">
            <text:p>0</text:p>
          </table:table-cell>
          <table:table-cell table:formula="of:=[.$F99]*(IF(MOD([.$A99];4)=1;1;0) + IF(MOD([.$A99];4)=2;1;0)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G99]*IF(MOD([.$A99];4)=1;1;0)" office:value-type="float" office:value="0" calcext:value-type="float">
            <text:p>0</text:p>
          </table:table-cell>
          <table:table-cell table:formula="of:=[.$G99]*(IF(MOD([.$A99];4)=1;1;0) + IF(MOD([.$A99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West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F UR′U′ R2U′R′2U′2 (RU2) (RUR′F′)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100]*IF(MOD([.$A100];4)=1;1;0)" office:value-type="float" office:value="0" calcext:value-type="float">
            <text:p>0</text:p>
          </table:table-cell>
          <table:table-cell table:formula="of:=[.$F100]*(IF(MOD([.$A100];4)=1;1;0) + IF(MOD([.$A100];4)=2;1;0))" office:value-type="float" office:value="0" calcext:value-type="float">
            <text:p>0</text:p>
          </table:table-cell>
          <table:table-cell table:formula="of:=[.F100]" office:value-type="float" office:value="14" calcext:value-type="float">
            <text:p>14</text:p>
          </table:table-cell>
          <table:table-cell table:formula="of:=[.$G100]*IF(MOD([.$A100];4)=1;1;0)" office:value-type="float" office:value="0" calcext:value-type="float">
            <text:p>0</text:p>
          </table:table-cell>
          <table:table-cell table:formula="of:=[.$G100]*(IF(MOD([.$A100];4)=1;1;0) + IF(MOD([.$A10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Pi</text:p>
          </table:table-cell>
          <table:table-cell table:style-name="ce16" office:value-type="string" calcext:value-type="string">
            <text:p>Pi.West</text:p>
          </table:table-cell>
          <table:table-cell table:style-name="ce13" office:value-type="string" calcext:value-type="string">
            <text:p>O/C</text:p>
          </table:table-cell>
          <table:table-cell table:style-name="ce10" office:value-type="string" calcext:value-type="string">
            <text:p>UR′U′R′ D′ (RUR′) D (RU2R′) D′ (RU2R′) DR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formula="of:=[.F101]*IF(MOD([.$A101];4)=1;1;0)" office:value-type="float" office:value="0" calcext:value-type="float">
            <text:p>0</text:p>
          </table:table-cell>
          <table:table-cell table:formula="of:=[.$F101]*(IF(MOD([.$A101];4)=1;1;0) + IF(MOD([.$A101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01]*IF(MOD([.$A101];4)=1;1;0)" office:value-type="float" office:value="0" calcext:value-type="float">
            <text:p>0</text:p>
          </table:table-cell>
          <table:table-cell table:formula="of:=[.$G101]*(IF(MOD([.$A101];4)=1;1;0) + IF(MOD([.$A10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11" office:value-type="string" calcext:value-type="string">
            <text:p>Pi</text:p>
          </table:table-cell>
          <table:table-cell table:style-name="ce14" office:value-type="string" calcext:value-type="string">
            <text:p>Pi.East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(RUR′URU′2R′) U′ (RUR′URU′2R′)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formula="of:=[.F102]*IF(MOD([.$A102];4)=1;1;0)" office:value-type="float" office:value="15" calcext:value-type="float">
            <text:p>15</text:p>
          </table:table-cell>
          <table:table-cell table:formula="of:=[.$F102]*(IF(MOD([.$A102];4)=1;1;0) + IF(MOD([.$A102];4)=2;1;0))" office:value-type="float" office:value="15" calcext:value-type="float">
            <text:p>15</text:p>
          </table:table-cell>
          <table:table-cell table:formula="of:=[.F102]" office:value-type="float" office:value="15" calcext:value-type="float">
            <text:p>15</text:p>
          </table:table-cell>
          <table:table-cell table:formula="of:=[.$G102]*IF(MOD([.$A102];4)=1;1;0)" office:value-type="float" office:value="17" calcext:value-type="float">
            <text:p>17</text:p>
          </table:table-cell>
          <table:table-cell table:formula="of:=[.$G102]*(IF(MOD([.$A102];4)=1;1;0) + IF(MOD([.$A102];4)=2;1;0))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East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2 (L′U′LU′L′U2L) U (L′U′LU′L′U2L)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103]*IF(MOD([.$A103];4)=1;1;0)" office:value-type="float" office:value="0" calcext:value-type="float">
            <text:p>0</text:p>
          </table:table-cell>
          <table:table-cell table:formula="of:=[.$F103]*(IF(MOD([.$A103];4)=1;1;0) + IF(MOD([.$A103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103]*IF(MOD([.$A103];4)=1;1;0)" office:value-type="float" office:value="0" calcext:value-type="float">
            <text:p>0</text:p>
          </table:table-cell>
          <table:table-cell table:formula="of:=[.$G103]*(IF(MOD([.$A103];4)=1;1;0) + IF(MOD([.$A103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East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F (RUR′U′)2 F′ (RUR′U′) M′ (URU′r′)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[.F104]*IF(MOD([.$A104];4)=1;1;0)" office:value-type="float" office:value="0" calcext:value-type="float">
            <text:p>0</text:p>
          </table:table-cell>
          <table:table-cell table:formula="of:=[.$F104]*(IF(MOD([.$A104];4)=1;1;0) + IF(MOD([.$A104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04]*IF(MOD([.$A104];4)=1;1;0)" office:value-type="float" office:value="0" calcext:value-type="float">
            <text:p>0</text:p>
          </table:table-cell>
          <table:table-cell table:formula="of:=[.$G104]*(IF(MOD([.$A104];4)=1;1;0) + IF(MOD([.$A10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04" calcext:value-type="float">
            <text:p>104</text:p>
          </table:table-cell>
          <table:table-cell table:style-name="ce13" office:value-type="string" calcext:value-type="string">
            <text:p>Pi</text:p>
          </table:table-cell>
          <table:table-cell table:style-name="ce16" office:value-type="string" calcext:value-type="string">
            <text:p>Pi.East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(R′U′2RUR′U) (RUR′U′2) (RUR′UR)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F105]*IF(MOD([.$A105];4)=1;1;0)" office:value-type="float" office:value="0" calcext:value-type="float">
            <text:p>0</text:p>
          </table:table-cell>
          <table:table-cell table:formula="of:=[.$F105]*(IF(MOD([.$A105];4)=1;1;0) + IF(MOD([.$A10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05]*IF(MOD([.$A105];4)=1;1;0)" office:value-type="float" office:value="0" calcext:value-type="float">
            <text:p>0</text:p>
          </table:table-cell>
          <table:table-cell table:formula="of:=[.$G105]*(IF(MOD([.$A105];4)=1;1;0) + IF(MOD([.$A10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style-name="ce11" office:value-type="string" calcext:value-type="string">
            <text:p>Pi</text:p>
          </table:table-cell>
          <table:table-cell table:style-name="ce14" office:value-type="string" calcext:value-type="string">
            <text:p>Pi.Slash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r′F′ (rUrU′2) (r′F2) U′ (RUR′U′) RU′R′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formula="of:=[.F106]*IF(MOD([.$A106];4)=1;1;0)" office:value-type="float" office:value="16" calcext:value-type="float">
            <text:p>16</text:p>
          </table:table-cell>
          <table:table-cell table:formula="of:=[.$F106]*(IF(MOD([.$A106];4)=1;1;0) + IF(MOD([.$A106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106]*IF(MOD([.$A106];4)=1;1;0)" office:value-type="float" office:value="18" calcext:value-type="float">
            <text:p>18</text:p>
          </table:table-cell>
          <table:table-cell table:formula="of:=[.$G106]*(IF(MOD([.$A106];4)=1;1;0) + IF(MOD([.$A106];4)=2;1;0))" office:value-type="float" office:value="18" calcext:value-type="float">
            <text:p>18</text:p>
          </table:table-cell>
          <table:table-cell table:number-columns-repeated="1637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Slash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(RU′2R′U) R2D (R′U2R) D′R2U′ (RU2R′U′) (RUR′)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107]*IF(MOD([.$A107];4)=1;1;0)" office:value-type="float" office:value="0" calcext:value-type="float">
            <text:p>0</text:p>
          </table:table-cell>
          <table:table-cell table:formula="of:=[.$F107]*(IF(MOD([.$A107];4)=1;1;0) + IF(MOD([.$A107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107]*IF(MOD([.$A107];4)=1;1;0)" office:value-type="float" office:value="0" calcext:value-type="float">
            <text:p>0</text:p>
          </table:table-cell>
          <table:table-cell table:formula="of:=[.$G107]*(IF(MOD([.$A107];4)=1;1;0) + IF(MOD([.$A107];4)=2;1;0))" office:value-type="float" office:value="24" calcext:value-type="float">
            <text:p>24</text:p>
          </table:table-cell>
          <table:table-cell table:number-columns-repeated="1637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Slash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(RUR′U′) (R′F) (R2UR′U′) (RUR′U′) F′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108]*IF(MOD([.$A108];4)=1;1;0)" office:value-type="float" office:value="0" calcext:value-type="float">
            <text:p>0</text:p>
          </table:table-cell>
          <table:table-cell table:formula="of:=[.$F108]*(IF(MOD([.$A108];4)=1;1;0) + IF(MOD([.$A108];4)=2;1;0))" office:value-type="float" office:value="0" calcext:value-type="float">
            <text:p>0</text:p>
          </table:table-cell>
          <table:table-cell table:formula="of:=[.F108]" office:value-type="float" office:value="15" calcext:value-type="float">
            <text:p>15</text:p>
          </table:table-cell>
          <table:table-cell table:formula="of:=[.$G108]*IF(MOD([.$A108];4)=1;1;0)" office:value-type="float" office:value="0" calcext:value-type="float">
            <text:p>0</text:p>
          </table:table-cell>
          <table:table-cell table:formula="of:=[.$G108]*(IF(MOD([.$A108];4)=1;1;0) + IF(MOD([.$A10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08" calcext:value-type="float">
            <text:p>108</text:p>
          </table:table-cell>
          <table:table-cell table:style-name="ce13" office:value-type="string" calcext:value-type="string">
            <text:p>Pi</text:p>
          </table:table-cell>
          <table:table-cell table:style-name="ce16" office:value-type="string" calcext:value-type="string">
            <text:p>Pi.Slash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2 (RU′2R′U2) (R′F) (R2l) U′R′U R′D′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8" calcext:value-type="float">
            <text:p>18</text:p>
          </table:table-cell>
          <table:table-cell/>
          <table:table-cell table:formula="of:=[.F109]*IF(MOD([.$A109];4)=1;1;0)" office:value-type="float" office:value="0" calcext:value-type="float">
            <text:p>0</text:p>
          </table:table-cell>
          <table:table-cell table:formula="of:=[.$F109]*(IF(MOD([.$A109];4)=1;1;0) + IF(MOD([.$A109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09]*IF(MOD([.$A109];4)=1;1;0)" office:value-type="float" office:value="0" calcext:value-type="float">
            <text:p>0</text:p>
          </table:table-cell>
          <table:table-cell table:formula="of:=[.$G109]*(IF(MOD([.$A109];4)=1;1;0) + IF(MOD([.$A10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table:style-name="ce11" office:value-type="string" calcext:value-type="string">
            <text:p>Pi</text:p>
          </table:table-cell>
          <table:table-cell table:style-name="ce14" office:value-type="string" calcext:value-type="string">
            <text:p>Pi.Backslash</text:p>
          </table:table-cell>
          <table:table-cell table:style-name="ce11" office:value-type="string" calcext:value-type="string">
            <text:p>CxO</text:p>
          </table:table-cell>
          <table:table-cell table:style-name="ce7" office:value-type="string" calcext:value-type="string">
            <text:p>U2 lF (l′U′l′U2) (lF′2) U (L′U′LU) L′UL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formula="of:=[.F110]*IF(MOD([.$A110];4)=1;1;0)" office:value-type="float" office:value="17" calcext:value-type="float">
            <text:p>17</text:p>
          </table:table-cell>
          <table:table-cell table:formula="of:=[.$F110]*(IF(MOD([.$A110];4)=1;1;0) + IF(MOD([.$A110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110]*IF(MOD([.$A110];4)=1;1;0)" office:value-type="float" office:value="20" calcext:value-type="float">
            <text:p>20</text:p>
          </table:table-cell>
          <table:table-cell table:formula="of:=[.$G110]*(IF(MOD([.$A110];4)=1;1;0) + IF(MOD([.$A110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Backslash</text:p>
          </table:table-cell>
          <table:table-cell office:value-type="string" calcext:value-type="string">
            <text:p>OxC</text:p>
          </table:table-cell>
          <table:table-cell office:value-type="string" calcext:value-type="string">
            <text:p>U′2 (L′U2LU′) L′2D′ (LU′2L′) DL′2U (L′U′2LU) (L′U′L)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F111]*IF(MOD([.$A111];4)=1;1;0)" office:value-type="float" office:value="0" calcext:value-type="float">
            <text:p>0</text:p>
          </table:table-cell>
          <table:table-cell table:formula="of:=[.$F111]*(IF(MOD([.$A111];4)=1;1;0) + IF(MOD([.$A111];4)=2;1;0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$G111]*IF(MOD([.$A111];4)=1;1;0)" office:value-type="float" office:value="0" calcext:value-type="float">
            <text:p>0</text:p>
          </table:table-cell>
          <table:table-cell table:formula="of:=[.$G111]*(IF(MOD([.$A111];4)=1;1;0) + IF(MOD([.$A111];4)=2;1;0))" office:value-type="float" office:value="26" calcext:value-type="float">
            <text:p>26</text:p>
          </table:table-cell>
          <table:table-cell table:number-columns-repeated="1637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.Backslash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U2 (L′U′LU) (LF′) (L′2U′LU) (L′U′LU) F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112]*IF(MOD([.$A112];4)=1;1;0)" office:value-type="float" office:value="0" calcext:value-type="float">
            <text:p>0</text:p>
          </table:table-cell>
          <table:table-cell table:formula="of:=[.$F112]*(IF(MOD([.$A112];4)=1;1;0) + IF(MOD([.$A112];4)=2;1;0))" office:value-type="float" office:value="0" calcext:value-type="float">
            <text:p>0</text:p>
          </table:table-cell>
          <table:table-cell table:formula="of:=[.F112]" office:value-type="float" office:value="16" calcext:value-type="float">
            <text:p>16</text:p>
          </table:table-cell>
          <table:table-cell table:formula="of:=[.$G112]*IF(MOD([.$A112];4)=1;1;0)" office:value-type="float" office:value="0" calcext:value-type="float">
            <text:p>0</text:p>
          </table:table-cell>
          <table:table-cell table:formula="of:=[.$G112]*(IF(MOD([.$A112];4)=1;1;0) + IF(MOD([.$A11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12" calcext:value-type="float">
            <text:p>112</text:p>
          </table:table-cell>
          <table:table-cell table:style-name="ce13" office:value-type="string" calcext:value-type="string">
            <text:p>Pi</text:p>
          </table:table-cell>
          <table:table-cell table:style-name="ce16" office:value-type="string" calcext:value-type="string">
            <text:p>Pi.Backslash</text:p>
          </table:table-cell>
          <table:table-cell table:style-name="ce13" office:value-type="string" calcext:value-type="string">
            <text:p>O/C</text:p>
          </table:table-cell>
          <table:table-cell table:style-name="ce10" office:value-type="string" calcext:value-type="string">
            <text:p>(L′U2LU′2) (LF′) (L′2r′) ULU′ L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formula="of:=[.F113]*IF(MOD([.$A113];4)=1;1;0)" office:value-type="float" office:value="0" calcext:value-type="float">
            <text:p>0</text:p>
          </table:table-cell>
          <table:table-cell table:formula="of:=[.$F113]*(IF(MOD([.$A113];4)=1;1;0) + IF(MOD([.$A113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13]*IF(MOD([.$A113];4)=1;1;0)" office:value-type="float" office:value="0" calcext:value-type="float">
            <text:p>0</text:p>
          </table:table-cell>
          <table:table-cell table:formula="of:=[.$G113]*(IF(MOD([.$A113];4)=1;1;0) + IF(MOD([.$A11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string" calcext:value-type="string">
            <text:p>S.SouthOpp</text:p>
          </table:table-cell>
          <table:table-cell table:style-name="ce11" office:value-type="string" calcext:value-type="string">
            <text:p>C/O</text:p>
          </table:table-cell>
          <table:table-cell table:style-name="ce7" office:value-type="string" calcext:value-type="string">
            <text:p>U2 R′U′FU (RU′R′F′) (R2UR′U′) (R′FRF′)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F114]*IF(MOD([.$A114];4)=1;1;0)" office:value-type="float" office:value="17" calcext:value-type="float">
            <text:p>17</text:p>
          </table:table-cell>
          <table:table-cell table:formula="of:=[.$F114]*(IF(MOD([.$A114];4)=1;1;0) + IF(MOD([.$A114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114]*IF(MOD([.$A114];4)=1;1;0)" office:value-type="float" office:value="19" calcext:value-type="float">
            <text:p>19</text:p>
          </table:table-cell>
          <table:table-cell table:formula="of:=[.$G114]*(IF(MOD([.$A114];4)=1;1;0) + IF(MOD([.$A114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outhOpp</text:p>
          </table:table-cell>
          <table:table-cell office:value-type="string" calcext:value-type="string">
            <text:p>O/C</text:p>
          </table:table-cell>
          <table:table-cell office:value-type="string" calcext:value-type="string">
            <text:p>U2 f (R′F′) (Rf′) R′D (RUR′) D′ RU2 F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115]*IF(MOD([.$A115];4)=1;1;0)" office:value-type="float" office:value="0" calcext:value-type="float">
            <text:p>0</text:p>
          </table:table-cell>
          <table:table-cell table:formula="of:=[.$F115]*(IF(MOD([.$A115];4)=1;1;0) + IF(MOD([.$A115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115]*IF(MOD([.$A115];4)=1;1;0)" office:value-type="float" office:value="0" calcext:value-type="float">
            <text:p>0</text:p>
          </table:table-cell>
          <table:table-cell table:formula="of:=[.$G115]*(IF(MOD([.$A115];4)=1;1;0) + IF(MOD([.$A115];4)=2;1;0))" office:value-type="float" office:value="17" calcext:value-type="float">
            <text:p>17</text:p>
          </table:table-cell>
          <table:table-cell table:number-columns-repeated="16371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outhOpp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<text:span text:style-name="T1">U′ R′</text:span>U′2 (RUR′U′) RF U′R′U′RU F′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116]*IF(MOD([.$A116];4)=1;1;0)" office:value-type="float" office:value="0" calcext:value-type="float">
            <text:p>0</text:p>
          </table:table-cell>
          <table:table-cell table:formula="of:=[.$F116]*(IF(MOD([.$A116];4)=1;1;0) + IF(MOD([.$A116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16]*IF(MOD([.$A116];4)=1;1;0)" office:value-type="float" office:value="0" calcext:value-type="float">
            <text:p>0</text:p>
          </table:table-cell>
          <table:table-cell table:formula="of:=[.$G116]*(IF(MOD([.$A116];4)=1;1;0) + IF(MOD([.$A11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16" calcext:value-type="float">
            <text:p>116</text:p>
          </table:table-cell>
          <table:table-cell table:style-name="ce13" office:value-type="string" calcext:value-type="string">
            <text:p>S</text:p>
          </table:table-cell>
          <table:table-cell table:style-name="ce16" office:value-type="string" calcext:value-type="string">
            <text:p>S.SouthOpp</text:p>
          </table:table-cell>
          <table:table-cell table:style-name="ce13" office:value-type="string" calcext:value-type="string">
            <text:p>OxC</text:p>
          </table:table-cell>
          <table:table-cell table:style-name="ce10" office:value-type="string" calcext:value-type="string">
            <text:p>U′ (FR′F′R) U (RU′R′F) URU′2R′U′ (RUR′F′)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formula="of:=[.F117]*IF(MOD([.$A117];4)=1;1;0)" office:value-type="float" office:value="0" calcext:value-type="float">
            <text:p>0</text:p>
          </table:table-cell>
          <table:table-cell table:formula="of:=[.$F117]*(IF(MOD([.$A117];4)=1;1;0) + IF(MOD([.$A117];4)=2;1;0))" office:value-type="float" office:value="0" calcext:value-type="float">
            <text:p>0</text:p>
          </table:table-cell>
          <table:table-cell table:formula="of:=12" office:value-type="float" office:value="12" calcext:value-type="float">
            <text:p>12</text:p>
          </table:table-cell>
          <table:table-cell table:formula="of:=[.$G117]*IF(MOD([.$A117];4)=1;1;0)" office:value-type="float" office:value="0" calcext:value-type="float">
            <text:p>0</text:p>
          </table:table-cell>
          <table:table-cell table:formula="of:=[.$G117]*(IF(MOD([.$A117];4)=1;1;0) + IF(MOD([.$A11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string" calcext:value-type="string">
            <text:p>S.SouthAdj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′F (URU′R′) S (R′F′) (RURU′R′) S′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/>
          <table:table-cell table:formula="of:=[.F118]*IF(MOD([.$A118];4)=1;1;0)" office:value-type="float" office:value="15" calcext:value-type="float">
            <text:p>15</text:p>
          </table:table-cell>
          <table:table-cell table:formula="of:=[.$F118]*(IF(MOD([.$A118];4)=1;1;0) + IF(MOD([.$A118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118]*IF(MOD([.$A118];4)=1;1;0)" office:value-type="float" office:value="15" calcext:value-type="float">
            <text:p>15</text:p>
          </table:table-cell>
          <table:table-cell table:formula="of:=[.$G118]*(IF(MOD([.$A118];4)=1;1;0) + IF(MOD([.$A118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outhAdj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R′2 D′ (rU′2r′) D R2 (UR′UR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119]*IF(MOD([.$A119];4)=1;1;0)" office:value-type="float" office:value="0" calcext:value-type="float">
            <text:p>0</text:p>
          </table:table-cell>
          <table:table-cell table:formula="of:=[.$F119]*(IF(MOD([.$A119];4)=1;1;0) + IF(MOD([.$A119];4)=2;1;0)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G119]*IF(MOD([.$A119];4)=1;1;0)" office:value-type="float" office:value="0" calcext:value-type="float">
            <text:p>0</text:p>
          </table:table-cell>
          <table:table-cell table:formula="of:=[.$G119]*(IF(MOD([.$A119];4)=1;1;0) + IF(MOD([.$A119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outhAdj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′R′U′2 (RUR′UR′) D′ rU′2r′ D (RU′2R)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120]*IF(MOD([.$A120];4)=1;1;0)" office:value-type="float" office:value="0" calcext:value-type="float">
            <text:p>0</text:p>
          </table:table-cell>
          <table:table-cell table:formula="of:=[.$F120]*(IF(MOD([.$A120];4)=1;1;0) + IF(MOD([.$A120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20]*IF(MOD([.$A120];4)=1;1;0)" office:value-type="float" office:value="0" calcext:value-type="float">
            <text:p>0</text:p>
          </table:table-cell>
          <table:table-cell table:formula="of:=[.$G120]*(IF(MOD([.$A120];4)=1;1;0) + IF(MOD([.$A12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20" calcext:value-type="float">
            <text:p>120</text:p>
          </table:table-cell>
          <table:table-cell table:style-name="ce13" office:value-type="string" calcext:value-type="string">
            <text:p>S</text:p>
          </table:table-cell>
          <table:table-cell table:style-name="ce16" office:value-type="string" calcext:value-type="string">
            <text:p>S.SouthAdj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2 RU′ (L′UR′) UL′D′ (LU′2L′) D L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F121]*IF(MOD([.$A121];4)=1;1;0)" office:value-type="float" office:value="0" calcext:value-type="float">
            <text:p>0</text:p>
          </table:table-cell>
          <table:table-cell table:formula="of:=[.$F121]*(IF(MOD([.$A121];4)=1;1;0) + IF(MOD([.$A121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21]*IF(MOD([.$A121];4)=1;1;0)" office:value-type="float" office:value="0" calcext:value-type="float">
            <text:p>0</text:p>
          </table:table-cell>
          <table:table-cell table:formula="of:=[.$G121]*(IF(MOD([.$A121];4)=1;1;0) + IF(MOD([.$A12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21" calcext:value-type="float">
            <text:p>121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string" calcext:value-type="string">
            <text:p>S.OppCross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′ S′ (r′F′) (rUrU′r′) S (L′U′LU) F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/>
          <table:table-cell table:formula="of:=[.F122]*IF(MOD([.$A122];4)=1;1;0)" office:value-type="float" office:value="15" calcext:value-type="float">
            <text:p>15</text:p>
          </table:table-cell>
          <table:table-cell table:formula="of:=[.$F122]*(IF(MOD([.$A122];4)=1;1;0) + IF(MOD([.$A122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122]*IF(MOD([.$A122];4)=1;1;0)" office:value-type="float" office:value="15" calcext:value-type="float">
            <text:p>15</text:p>
          </table:table-cell>
          <table:table-cell table:formula="of:=[.$G122]*(IF(MOD([.$A122];4)=1;1;0) + IF(MOD([.$A122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OppCross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 (RUR′U) R2D (r′U2r) D′R′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123]*IF(MOD([.$A123];4)=1;1;0)" office:value-type="float" office:value="0" calcext:value-type="float">
            <text:p>0</text:p>
          </table:table-cell>
          <table:table-cell table:formula="of:=[.$F123]*(IF(MOD([.$A123];4)=1;1;0) + IF(MOD([.$A123];4)=2;1;0))" office:value-type="float" office:value="12" calcext:value-type="float">
            <text:p>12</text:p>
          </table:table-cell>
          <table:table-cell table:formula="of:=[.F123]" office:value-type="float" office:value="12" calcext:value-type="float">
            <text:p>12</text:p>
          </table:table-cell>
          <table:table-cell table:formula="of:=[.$G123]*IF(MOD([.$A123];4)=1;1;0)" office:value-type="float" office:value="0" calcext:value-type="float">
            <text:p>0</text:p>
          </table:table-cell>
          <table:table-cell table:formula="of:=[.$G123]*(IF(MOD([.$A123];4)=1;1;0) + IF(MOD([.$A123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OppCross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′F′ (RUR′URU′2R′) FU (RU′R′U2) (RU′R′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24]*IF(MOD([.$A124];4)=1;1;0)" office:value-type="float" office:value="0" calcext:value-type="float">
            <text:p>0</text:p>
          </table:table-cell>
          <table:table-cell table:formula="of:=[.$F124]*(IF(MOD([.$A124];4)=1;1;0) + IF(MOD([.$A124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24]*IF(MOD([.$A124];4)=1;1;0)" office:value-type="float" office:value="0" calcext:value-type="float">
            <text:p>0</text:p>
          </table:table-cell>
          <table:table-cell table:formula="of:=[.$G124]*(IF(MOD([.$A124];4)=1;1;0) + IF(MOD([.$A12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24" calcext:value-type="float">
            <text:p>124</text:p>
          </table:table-cell>
          <table:table-cell table:style-name="ce13" office:value-type="string" calcext:value-type="string">
            <text:p>S</text:p>
          </table:table-cell>
          <table:table-cell table:style-name="ce16" office:value-type="string" calcext:value-type="string">
            <text:p>S.OppCross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(R′F) (RUR′U′) (R′F′) D′ (RUR′) D R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formula="of:=[.F125]*IF(MOD([.$A125];4)=1;1;0)" office:value-type="float" office:value="0" calcext:value-type="float">
            <text:p>0</text:p>
          </table:table-cell>
          <table:table-cell table:formula="of:=[.$F125]*(IF(MOD([.$A125];4)=1;1;0) + IF(MOD([.$A12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25]*IF(MOD([.$A125];4)=1;1;0)" office:value-type="float" office:value="0" calcext:value-type="float">
            <text:p>0</text:p>
          </table:table-cell>
          <table:table-cell table:formula="of:=[.$G125]*(IF(MOD([.$A125];4)=1;1;0) + IF(MOD([.$A12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string" calcext:value-type="string">
            <text:p>S.OppRows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′2 (RUR′U′) R′U′2 RURU′ (R′UR′UR)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formula="of:=[.F126]*IF(MOD([.$A126];4)=1;1;0)" office:value-type="float" office:value="16" calcext:value-type="float">
            <text:p>16</text:p>
          </table:table-cell>
          <table:table-cell table:formula="of:=[.$F126]*(IF(MOD([.$A126];4)=1;1;0) + IF(MOD([.$A126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126]*IF(MOD([.$A126];4)=1;1;0)" office:value-type="float" office:value="18" calcext:value-type="float">
            <text:p>18</text:p>
          </table:table-cell>
          <table:table-cell table:formula="of:=[.$G126]*(IF(MOD([.$A126];4)=1;1;0) + IF(MOD([.$A126];4)=2;1;0))" office:value-type="float" office:value="18" calcext:value-type="float">
            <text:p>18</text:p>
          </table:table-cell>
          <table:table-cell table:number-columns-repeated="1637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OppRows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′ (R′F′) U′FU (RF) (URU′R′) F′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[.F127]*IF(MOD([.$A127];4)=1;1;0)" office:value-type="float" office:value="0" calcext:value-type="float">
            <text:p>0</text:p>
          </table:table-cell>
          <table:table-cell table:formula="of:=[.$F127]*(IF(MOD([.$A127];4)=1;1;0) + IF(MOD([.$A127];4)=2;1;0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G127]*IF(MOD([.$A127];4)=1;1;0)" office:value-type="float" office:value="0" calcext:value-type="float">
            <text:p>0</text:p>
          </table:table-cell>
          <table:table-cell table:formula="of:=[.$G127]*(IF(MOD([.$A127];4)=1;1;0) + IF(MOD([.$A127];4)=2;1;0))"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OppRows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′ (RUR′U′) (RUR′U) RURU′2 R′U′RU′ (R′UR′)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128]*IF(MOD([.$A128];4)=1;1;0)" office:value-type="float" office:value="0" calcext:value-type="float">
            <text:p>0</text:p>
          </table:table-cell>
          <table:table-cell table:formula="of:=[.$F128]*(IF(MOD([.$A128];4)=1;1;0) + IF(MOD([.$A128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28]*IF(MOD([.$A128];4)=1;1;0)" office:value-type="float" office:value="0" calcext:value-type="float">
            <text:p>0</text:p>
          </table:table-cell>
          <table:table-cell table:formula="of:=[.$G128]*(IF(MOD([.$A128];4)=1;1;0) + IF(MOD([.$A12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28" calcext:value-type="float">
            <text:p>128</text:p>
          </table:table-cell>
          <table:table-cell table:style-name="ce13" office:value-type="string" calcext:value-type="string">
            <text:p>S</text:p>
          </table:table-cell>
          <table:table-cell table:style-name="ce16" office:value-type="string" calcext:value-type="string">
            <text:p>S.OppRows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2 (R′U′2) R2U (R′2U) RU′RU′R′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formula="of:=[.F129]*IF(MOD([.$A129];4)=1;1;0)" office:value-type="float" office:value="0" calcext:value-type="float">
            <text:p>0</text:p>
          </table:table-cell>
          <table:table-cell table:formula="of:=[.$F129]*(IF(MOD([.$A129];4)=1;1;0) + IF(MOD([.$A129];4)=2;1;0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G129]*IF(MOD([.$A129];4)=1;1;0)" office:value-type="float" office:value="0" calcext:value-type="float">
            <text:p>0</text:p>
          </table:table-cell>
          <table:table-cell table:formula="of:=[.$G129]*(IF(MOD([.$A129];4)=1;1;0) + IF(MOD([.$A12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29" calcext:value-type="float">
            <text:p>129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string" calcext:value-type="string">
            <text:p>S.SliceAdj</text:p>
          </table:table-cell>
          <table:table-cell table:style-name="ce11" office:value-type="string" calcext:value-type="string">
            <text:p>O/C</text:p>
          </table:table-cell>
          <table:table-cell table:style-name="ce7" office:value-type="string" calcext:value-type="string">
            <text:p>U′RU′ (L′UR′) U′L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/>
          <table:table-cell table:formula="of:=[.F130]*IF(MOD([.$A130];4)=1;1;0)" office:value-type="float" office:value="8" calcext:value-type="float">
            <text:p>8</text:p>
          </table:table-cell>
          <table:table-cell table:formula="of:=[.$F130]*(IF(MOD([.$A130];4)=1;1;0) + IF(MOD([.$A130];4)=2;1;0))" office:value-type="float" office:value="8" calcext:value-type="float">
            <text:p>8</text:p>
          </table:table-cell>
          <table:table-cell table:formula="of:=[.F130]" office:value-type="float" office:value="8" calcext:value-type="float">
            <text:p>8</text:p>
          </table:table-cell>
          <table:table-cell table:formula="of:=[.$G130]*IF(MOD([.$A130];4)=1;1;0)" office:value-type="float" office:value="8" calcext:value-type="float">
            <text:p>8</text:p>
          </table:table-cell>
          <table:table-cell table:formula="of:=[.$G130]*(IF(MOD([.$A130];4)=1;1;0) + IF(MOD([.$A130];4)=2;1;0))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liceAdj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U′F R2D (R′UR) D′R′2 U′(RUR′U′)2 F′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131]*IF(MOD([.$A131];4)=1;1;0)" office:value-type="float" office:value="0" calcext:value-type="float">
            <text:p>0</text:p>
          </table:table-cell>
          <table:table-cell table:formula="of:=[.$F131]*(IF(MOD([.$A131];4)=1;1;0) + IF(MOD([.$A131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131]*IF(MOD([.$A131];4)=1;1;0)" office:value-type="float" office:value="0" calcext:value-type="float">
            <text:p>0</text:p>
          </table:table-cell>
          <table:table-cell table:formula="of:=[.$G131]*(IF(MOD([.$A131];4)=1;1;0) + IF(MOD([.$A131];4)=2;1;0))" office:value-type="float" office:value="21" calcext:value-type="float">
            <text:p>21</text:p>
          </table:table-cell>
          <table:table-cell table:number-columns-repeated="16371"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liceAdj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<text:span text:style-name="T1">U (RUR′F′) (RUR′U) RU′R′U′ (R′F) (R2U′R′</text:span>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132]*IF(MOD([.$A132];4)=1;1;0)" office:value-type="float" office:value="0" calcext:value-type="float">
            <text:p>0</text:p>
          </table:table-cell>
          <table:table-cell table:formula="of:=[.$F132]*(IF(MOD([.$A132];4)=1;1;0) + IF(MOD([.$A132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32]*IF(MOD([.$A132];4)=1;1;0)" office:value-type="float" office:value="0" calcext:value-type="float">
            <text:p>0</text:p>
          </table:table-cell>
          <table:table-cell table:formula="of:=[.$G132]*(IF(MOD([.$A132];4)=1;1;0) + IF(MOD([.$A13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32" calcext:value-type="float">
            <text:p>132</text:p>
          </table:table-cell>
          <table:table-cell table:style-name="ce13" office:value-type="string" calcext:value-type="string">
            <text:p>S</text:p>
          </table:table-cell>
          <table:table-cell table:style-name="ce16" office:value-type="string" calcext:value-type="string">
            <text:p>S.SliceAdj</text:p>
          </table:table-cell>
          <table:table-cell table:style-name="ce13" office:value-type="string" calcext:value-type="string">
            <text:p>OxC</text:p>
          </table:table-cell>
          <table:table-cell table:style-name="ce10" office:value-type="string" calcext:value-type="string">
            <text:p>U′2 (RUR′U) (RU′2R′2U) (RU2R′L′) U (RU′L)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formula="of:=[.F133]*IF(MOD([.$A133];4)=1;1;0)" office:value-type="float" office:value="0" calcext:value-type="float">
            <text:p>0</text:p>
          </table:table-cell>
          <table:table-cell table:formula="of:=[.$F133]*(IF(MOD([.$A133];4)=1;1;0) + IF(MOD([.$A133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33]*IF(MOD([.$A133];4)=1;1;0)" office:value-type="float" office:value="0" calcext:value-type="float">
            <text:p>0</text:p>
          </table:table-cell>
          <table:table-cell table:formula="of:=[.$G133]*(IF(MOD([.$A133];4)=1;1;0) + IF(MOD([.$A13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11" office:value-type="string" calcext:value-type="string">
            <text:p>S</text:p>
          </table:table-cell>
          <table:table-cell table:style-name="ce14" office:value-type="string" calcext:value-type="string">
            <text:p>S.SliceOpp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′2 (RUR′U) RU′RD (R′UR) (r′U2r) D′R′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formula="of:=[.F134]*IF(MOD([.$A134];4)=1;1;0)" office:value-type="float" office:value="17" calcext:value-type="float">
            <text:p>17</text:p>
          </table:table-cell>
          <table:table-cell table:formula="of:=[.$F134]*(IF(MOD([.$A134];4)=1;1;0) + IF(MOD([.$A134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134]*IF(MOD([.$A134];4)=1;1;0)" office:value-type="float" office:value="20" calcext:value-type="float">
            <text:p>20</text:p>
          </table:table-cell>
          <table:table-cell table:formula="of:=[.$G134]*(IF(MOD([.$A134];4)=1;1;0) + IF(MOD([.$A134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liceOpp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2F (RUR′U′) (R′F′) U′2 RU (RU′R′UR′UR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35]*IF(MOD([.$A135];4)=1;1;0)" office:value-type="float" office:value="0" calcext:value-type="float">
            <text:p>0</text:p>
          </table:table-cell>
          <table:table-cell table:formula="of:=[.$F135]*(IF(MOD([.$A135];4)=1;1;0) + IF(MOD([.$A135];4)=2;1;0)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G135]*IF(MOD([.$A135];4)=1;1;0)" office:value-type="float" office:value="0" calcext:value-type="float">
            <text:p>0</text:p>
          </table:table-cell>
          <table:table-cell table:formula="of:=[.$G135]*(IF(MOD([.$A135];4)=1;1;0) + IF(MOD([.$A135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.SliceOpp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RU′2 (R′L′) U2 (RUR′U2) (LR) U′2R′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136]*IF(MOD([.$A136];4)=1;1;0)" office:value-type="float" office:value="0" calcext:value-type="float">
            <text:p>0</text:p>
          </table:table-cell>
          <table:table-cell table:formula="of:=[.$F136]*(IF(MOD([.$A136];4)=1;1;0) + IF(MOD([.$A136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36]*IF(MOD([.$A136];4)=1;1;0)" office:value-type="float" office:value="0" calcext:value-type="float">
            <text:p>0</text:p>
          </table:table-cell>
          <table:table-cell table:formula="of:=[.$G136]*(IF(MOD([.$A136];4)=1;1;0) + IF(MOD([.$A13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36" calcext:value-type="float">
            <text:p>136</text:p>
          </table:table-cell>
          <table:table-cell table:style-name="ce13" office:value-type="string" calcext:value-type="string">
            <text:p>S</text:p>
          </table:table-cell>
          <table:table-cell table:style-name="ce16" office:value-type="string" calcext:value-type="string">
            <text:p>S.SliceOpp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′2 (FR′) U′2 (RF′R′F) U′2 (F′R)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formula="of:=[.F137]*IF(MOD([.$A137];4)=1;1;0)" office:value-type="float" office:value="0" calcext:value-type="float">
            <text:p>0</text:p>
          </table:table-cell>
          <table:table-cell table:formula="of:=[.$F137]*(IF(MOD([.$A137];4)=1;1;0) + IF(MOD([.$A137];4)=2;1;0))" office:value-type="float" office:value="0" calcext:value-type="float">
            <text:p>0</text:p>
          </table:table-cell>
          <table:table-cell table:formula="of:=[.F137]" office:value-type="float" office:value="11" calcext:value-type="float">
            <text:p>11</text:p>
          </table:table-cell>
          <table:table-cell table:formula="of:=[.$G137]*IF(MOD([.$A137];4)=1;1;0)" office:value-type="float" office:value="0" calcext:value-type="float">
            <text:p>0</text:p>
          </table:table-cell>
          <table:table-cell table:formula="of:=[.$G137]*(IF(MOD([.$A137];4)=1;1;0) + IF(MOD([.$A13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37" calcext:value-type="float">
            <text:p>137</text:p>
          </table:table-cell>
          <table:table-cell table:style-name="ce11" office:value-type="string" calcext:value-type="string">
            <text:p>As</text:p>
          </table:table-cell>
          <table:table-cell table:style-name="ce14" office:value-type="string" calcext:value-type="string">
            <text:p>As.SouthOpp</text:p>
          </table:table-cell>
          <table:table-cell table:style-name="ce11" office:value-type="string" calcext:value-type="string">
            <text:p>C/O</text:p>
          </table:table-cell>
          <table:table-cell table:style-name="ce7" office:value-type="string" calcext:value-type="string">
            <text:p>U′2 LUF′U′ (L′ULF) (L′2U′LU) (LF′L′F)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/>
          <table:table-cell table:formula="of:=[.F138]*IF(MOD([.$A138];4)=1;1;0)" office:value-type="float" office:value="17" calcext:value-type="float">
            <text:p>17</text:p>
          </table:table-cell>
          <table:table-cell table:formula="of:=[.$F138]*(IF(MOD([.$A138];4)=1;1;0) + IF(MOD([.$A138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138]*IF(MOD([.$A138];4)=1;1;0)" office:value-type="float" office:value="19" calcext:value-type="float">
            <text:p>19</text:p>
          </table:table-cell>
          <table:table-cell table:formula="of:=[.$G138]*(IF(MOD([.$A138];4)=1;1;0) + IF(MOD([.$A138];4)=2;1;0))" office:value-type="float" office:value="19" calcext:value-type="float">
            <text:p>19</text:p>
          </table:table-cell>
          <table:table-cell table:number-columns-repeated="1637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outhOpp</text:p>
          </table:table-cell>
          <table:table-cell office:value-type="string" calcext:value-type="string">
            <text:p>O/C</text:p>
          </table:table-cell>
          <table:table-cell office:value-type="string" calcext:value-type="string">
            <text:p>U′2 f′ (LF) (L′f) LD′ (L′U′L) D L′U′2 F′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139]*IF(MOD([.$A139];4)=1;1;0)" office:value-type="float" office:value="0" calcext:value-type="float">
            <text:p>0</text:p>
          </table:table-cell>
          <table:table-cell table:formula="of:=[.$F139]*(IF(MOD([.$A139];4)=1;1;0) + IF(MOD([.$A139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139]*IF(MOD([.$A139];4)=1;1;0)" office:value-type="float" office:value="0" calcext:value-type="float">
            <text:p>0</text:p>
          </table:table-cell>
          <table:table-cell table:formula="of:=[.$G139]*(IF(MOD([.$A139];4)=1;1;0) + IF(MOD([.$A139];4)=2;1;0))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outhOpp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U LU2 (L′U′LU) L′F′ ULUL′U′ F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140]*IF(MOD([.$A140];4)=1;1;0)" office:value-type="float" office:value="0" calcext:value-type="float">
            <text:p>0</text:p>
          </table:table-cell>
          <table:table-cell table:formula="of:=[.$F140]*(IF(MOD([.$A140];4)=1;1;0) + IF(MOD([.$A140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40]*IF(MOD([.$A140];4)=1;1;0)" office:value-type="float" office:value="0" calcext:value-type="float">
            <text:p>0</text:p>
          </table:table-cell>
          <table:table-cell table:formula="of:=[.$G140]*(IF(MOD([.$A140];4)=1;1;0) + IF(MOD([.$A14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40" calcext:value-type="float">
            <text:p>140</text:p>
          </table:table-cell>
          <table:table-cell table:style-name="ce13" office:value-type="string" calcext:value-type="string">
            <text:p>As</text:p>
          </table:table-cell>
          <table:table-cell table:style-name="ce16" office:value-type="string" calcext:value-type="string">
            <text:p>As.SouthOpp</text:p>
          </table:table-cell>
          <table:table-cell table:style-name="ce13" office:value-type="string" calcext:value-type="string">
            <text:p>OxC</text:p>
          </table:table-cell>
          <table:table-cell table:style-name="ce10" office:value-type="string" calcext:value-type="string">
            <text:p>U (F′LFL′) U′ (L′ULF′) U′L′U2LU (L′U′LF)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formula="of:=[.F141]*IF(MOD([.$A141];4)=1;1;0)" office:value-type="float" office:value="0" calcext:value-type="float">
            <text:p>0</text:p>
          </table:table-cell>
          <table:table-cell table:formula="of:=[.$F141]*(IF(MOD([.$A141];4)=1;1;0) + IF(MOD([.$A141];4)=2;1;0))" office:value-type="float" office:value="0" calcext:value-type="float">
            <text:p>0</text:p>
          </table:table-cell>
          <table:table-cell table:formula="of:=12" office:value-type="float" office:value="12" calcext:value-type="float">
            <text:p>12</text:p>
          </table:table-cell>
          <table:table-cell table:formula="of:=[.$G141]*IF(MOD([.$A141];4)=1;1;0)" office:value-type="float" office:value="0" calcext:value-type="float">
            <text:p>0</text:p>
          </table:table-cell>
          <table:table-cell table:formula="of:=[.$G141]*(IF(MOD([.$A141];4)=1;1;0) + IF(MOD([.$A14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41" calcext:value-type="float">
            <text:p>141</text:p>
          </table:table-cell>
          <table:table-cell table:style-name="ce11" office:value-type="string" calcext:value-type="string">
            <text:p>As</text:p>
          </table:table-cell>
          <table:table-cell table:style-name="ce14" office:value-type="string" calcext:value-type="string">
            <text:p>As.SouthAdj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F′ (U′L′UL) S′ (LF) (L′U′L′UL) S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/>
          <table:table-cell table:formula="of:=[.F142]*IF(MOD([.$A142];4)=1;1;0)" office:value-type="float" office:value="15" calcext:value-type="float">
            <text:p>15</text:p>
          </table:table-cell>
          <table:table-cell table:formula="of:=[.$F142]*(IF(MOD([.$A142];4)=1;1;0) + IF(MOD([.$A142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142]*IF(MOD([.$A142];4)=1;1;0)" office:value-type="float" office:value="15" calcext:value-type="float">
            <text:p>15</text:p>
          </table:table-cell>
          <table:table-cell table:formula="of:=[.$G142]*(IF(MOD([.$A142];4)=1;1;0) + IF(MOD([.$A142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outhAdj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′L2 D (l′U2l) D′ L′2 (U′LU′L′)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143]*IF(MOD([.$A143];4)=1;1;0)" office:value-type="float" office:value="0" calcext:value-type="float">
            <text:p>0</text:p>
          </table:table-cell>
          <table:table-cell table:formula="of:=[.$F143]*(IF(MOD([.$A143];4)=1;1;0) + IF(MOD([.$A143];4)=2;1;0)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G143]*IF(MOD([.$A143];4)=1;1;0)" office:value-type="float" office:value="0" calcext:value-type="float">
            <text:p>0</text:p>
          </table:table-cell>
          <table:table-cell table:formula="of:=[.$G143]*(IF(MOD([.$A143];4)=1;1;0) + IF(MOD([.$A143];4)=2;1;0))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outhAdj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LU2 (L′U′LU′L) D l′U2l D′ (L′U2L′)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144]*IF(MOD([.$A144];4)=1;1;0)" office:value-type="float" office:value="0" calcext:value-type="float">
            <text:p>0</text:p>
          </table:table-cell>
          <table:table-cell table:formula="of:=[.$F144]*(IF(MOD([.$A144];4)=1;1;0) + IF(MOD([.$A144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44]*IF(MOD([.$A144];4)=1;1;0)" office:value-type="float" office:value="0" calcext:value-type="float">
            <text:p>0</text:p>
          </table:table-cell>
          <table:table-cell table:formula="of:=[.$G144]*(IF(MOD([.$A144];4)=1;1;0) + IF(MOD([.$A144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44" calcext:value-type="float">
            <text:p>144</text:p>
          </table:table-cell>
          <table:table-cell table:style-name="ce13" office:value-type="string" calcext:value-type="string">
            <text:p>As</text:p>
          </table:table-cell>
          <table:table-cell table:style-name="ce16" office:value-type="string" calcext:value-type="string">
            <text:p>As.SouthAdj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′2 L′U (RU′L) U′RD (R′U2R) D′ R′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" calcext:value-type="float">
            <text:p>17</text:p>
          </table:table-cell>
          <table:table-cell/>
          <table:table-cell table:formula="of:=[.F145]*IF(MOD([.$A145];4)=1;1;0)" office:value-type="float" office:value="0" calcext:value-type="float">
            <text:p>0</text:p>
          </table:table-cell>
          <table:table-cell table:formula="of:=[.$F145]*(IF(MOD([.$A145];4)=1;1;0) + IF(MOD([.$A145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45]*IF(MOD([.$A145];4)=1;1;0)" office:value-type="float" office:value="0" calcext:value-type="float">
            <text:p>0</text:p>
          </table:table-cell>
          <table:table-cell table:formula="of:=[.$G145]*(IF(MOD([.$A145];4)=1;1;0) + IF(MOD([.$A145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45" calcext:value-type="float">
            <text:p>145</text:p>
          </table:table-cell>
          <table:table-cell table:style-name="ce11" office:value-type="string" calcext:value-type="string">
            <text:p>As</text:p>
          </table:table-cell>
          <table:table-cell table:style-name="ce14" office:value-type="string" calcext:value-type="string">
            <text:p>As.OppCross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 S (lF) (l′U′l′Ul) S′ (RUR′U′) F′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/>
          <table:table-cell table:formula="of:=[.F146]*IF(MOD([.$A146];4)=1;1;0)" office:value-type="float" office:value="15" calcext:value-type="float">
            <text:p>15</text:p>
          </table:table-cell>
          <table:table-cell table:formula="of:=[.$F146]*(IF(MOD([.$A146];4)=1;1;0) + IF(MOD([.$A146];4)=2;1;0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G146]*IF(MOD([.$A146];4)=1;1;0)" office:value-type="float" office:value="15" calcext:value-type="float">
            <text:p>15</text:p>
          </table:table-cell>
          <table:table-cell table:formula="of:=[.$G146]*(IF(MOD([.$A146];4)=1;1;0) + IF(MOD([.$A146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OppCross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′ (L′U′LU′) L′2D (lU′2l′) DL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147]*IF(MOD([.$A147];4)=1;1;0)" office:value-type="float" office:value="0" calcext:value-type="float">
            <text:p>0</text:p>
          </table:table-cell>
          <table:table-cell table:formula="of:=[.$F147]*(IF(MOD([.$A147];4)=1;1;0) + IF(MOD([.$A147];4)=2;1;0))" office:value-type="float" office:value="12" calcext:value-type="float">
            <text:p>12</text:p>
          </table:table-cell>
          <table:table-cell table:formula="of:=[.F147]" office:value-type="float" office:value="12" calcext:value-type="float">
            <text:p>12</text:p>
          </table:table-cell>
          <table:table-cell table:formula="of:=[.$G147]*IF(MOD([.$A147];4)=1;1;0)" office:value-type="float" office:value="0" calcext:value-type="float">
            <text:p>0</text:p>
          </table:table-cell>
          <table:table-cell table:formula="of:=[.$G147]*(IF(MOD([.$A147];4)=1;1;0) + IF(MOD([.$A147];4)=2;1;0))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OppCross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F (L′U′LU′L′U2L) F′U′ (L′ULU′2) (L′UL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48]*IF(MOD([.$A148];4)=1;1;0)" office:value-type="float" office:value="0" calcext:value-type="float">
            <text:p>0</text:p>
          </table:table-cell>
          <table:table-cell table:formula="of:=[.$F148]*(IF(MOD([.$A148];4)=1;1;0) + IF(MOD([.$A148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48]*IF(MOD([.$A148];4)=1;1;0)" office:value-type="float" office:value="0" calcext:value-type="float">
            <text:p>0</text:p>
          </table:table-cell>
          <table:table-cell table:formula="of:=[.$G148]*(IF(MOD([.$A148];4)=1;1;0) + IF(MOD([.$A148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48" calcext:value-type="float">
            <text:p>148</text:p>
          </table:table-cell>
          <table:table-cell table:style-name="ce13" office:value-type="string" calcext:value-type="string">
            <text:p>As</text:p>
          </table:table-cell>
          <table:table-cell table:style-name="ce16" office:value-type="string" calcext:value-type="string">
            <text:p>As.OppCross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(LF′) (L′U′LU) (LF) D (L′U′L) D′L′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formula="of:=[.F149]*IF(MOD([.$A149];4)=1;1;0)" office:value-type="float" office:value="0" calcext:value-type="float">
            <text:p>0</text:p>
          </table:table-cell>
          <table:table-cell table:formula="of:=[.$F149]*(IF(MOD([.$A149];4)=1;1;0) + IF(MOD([.$A149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49]*IF(MOD([.$A149];4)=1;1;0)" office:value-type="float" office:value="0" calcext:value-type="float">
            <text:p>0</text:p>
          </table:table-cell>
          <table:table-cell table:formula="of:=[.$G149]*(IF(MOD([.$A149];4)=1;1;0) + IF(MOD([.$A149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49" calcext:value-type="float">
            <text:p>149</text:p>
          </table:table-cell>
          <table:table-cell table:style-name="ce11" office:value-type="string" calcext:value-type="string">
            <text:p>As</text:p>
          </table:table-cell>
          <table:table-cell table:style-name="ce14" office:value-type="string" calcext:value-type="string">
            <text:p>As.OppRows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2 (L′U′LU) LU2 L′U′L′U (LU′LU′L′)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formula="of:=[.F150]*IF(MOD([.$A150];4)=1;1;0)" office:value-type="float" office:value="16" calcext:value-type="float">
            <text:p>16</text:p>
          </table:table-cell>
          <table:table-cell table:formula="of:=[.$F150]*(IF(MOD([.$A150];4)=1;1;0) + IF(MOD([.$A150];4)=2;1;0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$G150]*IF(MOD([.$A150];4)=1;1;0)" office:value-type="float" office:value="18" calcext:value-type="float">
            <text:p>18</text:p>
          </table:table-cell>
          <table:table-cell table:formula="of:=[.$G150]*(IF(MOD([.$A150];4)=1;1;0) + IF(MOD([.$A150];4)=2;1;0))" office:value-type="float" office:value="18" calcext:value-type="float">
            <text:p>18</text:p>
          </table:table-cell>
          <table:table-cell table:number-columns-repeated="1637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OppRows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 (LF) UF′U′ (L′F′) (U′L′UL) F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table:formula="of:=[.F151]*IF(MOD([.$A151];4)=1;1;0)" office:value-type="float" office:value="0" calcext:value-type="float">
            <text:p>0</text:p>
          </table:table-cell>
          <table:table-cell table:formula="of:=[.$F151]*(IF(MOD([.$A151];4)=1;1;0) + IF(MOD([.$A151];4)=2;1;0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G151]*IF(MOD([.$A151];4)=1;1;0)" office:value-type="float" office:value="0" calcext:value-type="float">
            <text:p>0</text:p>
          </table:table-cell>
          <table:table-cell table:formula="of:=[.$G151]*(IF(MOD([.$A151];4)=1;1;0) + IF(MOD([.$A151];4)=2;1;0))" office:value-type="float" office:value="13" calcext:value-type="float">
            <text:p>13</text:p>
          </table:table-cell>
          <table:table-cell table:number-columns-repeated="1637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OppRows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U (L′U′LU) (L′U′LU′) L′U′L′U2 LUL′U (LU′L)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152]*IF(MOD([.$A152];4)=1;1;0)" office:value-type="float" office:value="0" calcext:value-type="float">
            <text:p>0</text:p>
          </table:table-cell>
          <table:table-cell table:formula="of:=[.$F152]*(IF(MOD([.$A152];4)=1;1;0) + IF(MOD([.$A152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52]*IF(MOD([.$A152];4)=1;1;0)" office:value-type="float" office:value="0" calcext:value-type="float">
            <text:p>0</text:p>
          </table:table-cell>
          <table:table-cell table:formula="of:=[.$G152]*(IF(MOD([.$A152];4)=1;1;0) + IF(MOD([.$A152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52" calcext:value-type="float">
            <text:p>152</text:p>
          </table:table-cell>
          <table:table-cell table:style-name="ce13" office:value-type="string" calcext:value-type="string">
            <text:p>As</text:p>
          </table:table-cell>
          <table:table-cell table:style-name="ce16" office:value-type="string" calcext:value-type="string">
            <text:p>As.OppRows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′2 (LU2) L′2U′ (L2U′) L′UL′UL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formula="of:=[.F153]*IF(MOD([.$A153];4)=1;1;0)" office:value-type="float" office:value="0" calcext:value-type="float">
            <text:p>0</text:p>
          </table:table-cell>
          <table:table-cell table:formula="of:=[.$F153]*(IF(MOD([.$A153];4)=1;1;0) + IF(MOD([.$A153];4)=2;1;0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G153]*IF(MOD([.$A153];4)=1;1;0)" office:value-type="float" office:value="0" calcext:value-type="float">
            <text:p>0</text:p>
          </table:table-cell>
          <table:table-cell table:formula="of:=[.$G153]*(IF(MOD([.$A153];4)=1;1;0) + IF(MOD([.$A153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53" calcext:value-type="float">
            <text:p>153</text:p>
          </table:table-cell>
          <table:table-cell table:style-name="ce11" office:value-type="string" calcext:value-type="string">
            <text:p>As</text:p>
          </table:table-cell>
          <table:table-cell table:style-name="ce14" office:value-type="string" calcext:value-type="string">
            <text:p>As.SliceAdj</text:p>
          </table:table-cell>
          <table:table-cell table:style-name="ce11" office:value-type="string" calcext:value-type="string">
            <text:p>O/C</text:p>
          </table:table-cell>
          <table:table-cell table:style-name="ce7" office:value-type="string" calcext:value-type="string">
            <text:p>UL′U (RU′L) UR′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/>
          <table:table-cell table:formula="of:=[.F154]*IF(MOD([.$A154];4)=1;1;0)" office:value-type="float" office:value="8" calcext:value-type="float">
            <text:p>8</text:p>
          </table:table-cell>
          <table:table-cell table:formula="of:=[.$F154]*(IF(MOD([.$A154];4)=1;1;0) + IF(MOD([.$A154];4)=2;1;0))" office:value-type="float" office:value="8" calcext:value-type="float">
            <text:p>8</text:p>
          </table:table-cell>
          <table:table-cell table:formula="of:=[.F154]" office:value-type="float" office:value="8" calcext:value-type="float">
            <text:p>8</text:p>
          </table:table-cell>
          <table:table-cell table:formula="of:=[.$G154]*IF(MOD([.$A154];4)=1;1;0)" office:value-type="float" office:value="8" calcext:value-type="float">
            <text:p>8</text:p>
          </table:table-cell>
          <table:table-cell table:formula="of:=[.$G154]*(IF(MOD([.$A154];4)=1;1;0) + IF(MOD([.$A154];4)=2;1;0))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liceAdj</text:p>
          </table:table-cell>
          <table:table-cell office:value-type="string" calcext:value-type="string">
            <text:p>C/O</text:p>
          </table:table-cell>
          <table:table-cell office:value-type="string" calcext:value-type="string">
            <text:p>UF′ L′2D′ (LU′L′) DL2 U(L′U′LU)2 F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F155]*IF(MOD([.$A155];4)=1;1;0)" office:value-type="float" office:value="0" calcext:value-type="float">
            <text:p>0</text:p>
          </table:table-cell>
          <table:table-cell table:formula="of:=[.$F155]*(IF(MOD([.$A155];4)=1;1;0) + IF(MOD([.$A155];4)=2;1;0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$G155]*IF(MOD([.$A155];4)=1;1;0)" office:value-type="float" office:value="0" calcext:value-type="float">
            <text:p>0</text:p>
          </table:table-cell>
          <table:table-cell table:formula="of:=[.$G155]*(IF(MOD([.$A155];4)=1;1;0) + IF(MOD([.$A155];4)=2;1;0))" office:value-type="float" office:value="21" calcext:value-type="float">
            <text:p>21</text:p>
          </table:table-cell>
          <table:table-cell table:number-columns-repeated="1637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liceAdj</text:p>
          </table:table-cell>
          <table:table-cell office:value-type="string" calcext:value-type="string">
            <text:p>CxO</text:p>
          </table:table-cell>
          <table:table-cell office:value-type="string" calcext:value-type="string">
            <text:p>U′ (L′U′LF) (L′U′LU′) L′ULU (LF′) (L′2UL)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F156]*IF(MOD([.$A156];4)=1;1;0)" office:value-type="float" office:value="0" calcext:value-type="float">
            <text:p>0</text:p>
          </table:table-cell>
          <table:table-cell table:formula="of:=[.$F156]*(IF(MOD([.$A156];4)=1;1;0) + IF(MOD([.$A156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56]*IF(MOD([.$A156];4)=1;1;0)" office:value-type="float" office:value="0" calcext:value-type="float">
            <text:p>0</text:p>
          </table:table-cell>
          <table:table-cell table:formula="of:=[.$G156]*(IF(MOD([.$A156];4)=1;1;0) + IF(MOD([.$A156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56" calcext:value-type="float">
            <text:p>156</text:p>
          </table:table-cell>
          <table:table-cell table:style-name="ce13" office:value-type="string" calcext:value-type="string">
            <text:p>As</text:p>
          </table:table-cell>
          <table:table-cell table:style-name="ce16" office:value-type="string" calcext:value-type="string">
            <text:p>As.SliceAdj</text:p>
          </table:table-cell>
          <table:table-cell table:style-name="ce13" office:value-type="string" calcext:value-type="string">
            <text:p>OxC</text:p>
          </table:table-cell>
          <table:table-cell table:style-name="ce10" office:value-type="string" calcext:value-type="string">
            <text:p>U2 (L′U′LU′) (L′U2L2U′) (L′U′2LR) U′ (L′UR′)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1" calcext:value-type="float">
            <text:p>21</text:p>
          </table:table-cell>
          <table:table-cell/>
          <table:table-cell table:formula="of:=[.F157]*IF(MOD([.$A157];4)=1;1;0)" office:value-type="float" office:value="0" calcext:value-type="float">
            <text:p>0</text:p>
          </table:table-cell>
          <table:table-cell table:formula="of:=[.$F157]*(IF(MOD([.$A157];4)=1;1;0) + IF(MOD([.$A157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57]*IF(MOD([.$A157];4)=1;1;0)" office:value-type="float" office:value="0" calcext:value-type="float">
            <text:p>0</text:p>
          </table:table-cell>
          <table:table-cell table:formula="of:=[.$G157]*(IF(MOD([.$A157];4)=1;1;0) + IF(MOD([.$A157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57" calcext:value-type="float">
            <text:p>157</text:p>
          </table:table-cell>
          <table:table-cell table:style-name="ce11" office:value-type="string" calcext:value-type="string">
            <text:p>As</text:p>
          </table:table-cell>
          <table:table-cell table:style-name="ce14" office:value-type="string" calcext:value-type="string">
            <text:p>As.SliceOpp</text:p>
          </table:table-cell>
          <table:table-cell table:style-name="ce11" office:value-type="string" calcext:value-type="string">
            <text:p>C/C</text:p>
          </table:table-cell>
          <table:table-cell table:style-name="ce7" office:value-type="string" calcext:value-type="string">
            <text:p>U2 (L′U′LU′) L′UL′D′ (LU′L′) (lU′2l′) DL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formula="of:=[.F158]*IF(MOD([.$A158];4)=1;1;0)" office:value-type="float" office:value="17" calcext:value-type="float">
            <text:p>17</text:p>
          </table:table-cell>
          <table:table-cell table:formula="of:=[.$F158]*(IF(MOD([.$A158];4)=1;1;0) + IF(MOD([.$A158];4)=2;1;0)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G158]*IF(MOD([.$A158];4)=1;1;0)" office:value-type="float" office:value="20" calcext:value-type="float">
            <text:p>20</text:p>
          </table:table-cell>
          <table:table-cell table:formula="of:=[.$G158]*(IF(MOD([.$A158];4)=1;1;0) + IF(MOD([.$A158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liceOpp</text:p>
          </table:table-cell>
          <table:table-cell office:value-type="string" calcext:value-type="string">
            <text:p>O/O</text:p>
          </table:table-cell>
          <table:table-cell office:value-type="string" calcext:value-type="string">
            <text:p>U′2F′ (L′U′LU) (LF) U2 L′U′ (L′ULU′LU′L′)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59]*IF(MOD([.$A159];4)=1;1;0)" office:value-type="float" office:value="0" calcext:value-type="float">
            <text:p>0</text:p>
          </table:table-cell>
          <table:table-cell table:formula="of:=[.$F159]*(IF(MOD([.$A159];4)=1;1;0) + IF(MOD([.$A159];4)=2;1;0)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G159]*IF(MOD([.$A159];4)=1;1;0)" office:value-type="float" office:value="0" calcext:value-type="float">
            <text:p>0</text:p>
          </table:table-cell>
          <table:table-cell table:formula="of:=[.$G159]*(IF(MOD([.$A159];4)=1;1;0) + IF(MOD([.$A159];4)=2;1;0)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.SliceOpp</text:p>
          </table:table-cell>
          <table:table-cell office:value-type="string" calcext:value-type="string">
            <text:p>CxC</text:p>
          </table:table-cell>
          <table:table-cell office:value-type="string" calcext:value-type="string">
            <text:p>L′U2 (LR) U′2 (L′U′LU′2) (R′L′) U2L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F160]*IF(MOD([.$A160];4)=1;1;0)" office:value-type="float" office:value="0" calcext:value-type="float">
            <text:p>0</text:p>
          </table:table-cell>
          <table:table-cell table:formula="of:=[.$F160]*(IF(MOD([.$A160];4)=1;1;0) + IF(MOD([.$A160];4)=2;1;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G160]*IF(MOD([.$A160];4)=1;1;0)" office:value-type="float" office:value="0" calcext:value-type="float">
            <text:p>0</text:p>
          </table:table-cell>
          <table:table-cell table:formula="of:=[.$G160]*(IF(MOD([.$A160];4)=1;1;0) + IF(MOD([.$A160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" office:value-type="float" office:value="160" calcext:value-type="float">
            <text:p>160</text:p>
          </table:table-cell>
          <table:table-cell table:style-name="ce13" office:value-type="string" calcext:value-type="string">
            <text:p>As</text:p>
          </table:table-cell>
          <table:table-cell table:style-name="ce16" office:value-type="string" calcext:value-type="string">
            <text:p>As.SliceOpp</text:p>
          </table:table-cell>
          <table:table-cell table:style-name="ce13" office:value-type="string" calcext:value-type="string">
            <text:p>OxO</text:p>
          </table:table-cell>
          <table:table-cell table:style-name="ce10" office:value-type="string" calcext:value-type="string">
            <text:p>U2 (F′L) U2 (L′FLF′) U2 (FL′)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formula="of:=[.F161]*IF(MOD([.$A161];4)=1;1;0)" office:value-type="float" office:value="0" calcext:value-type="float">
            <text:p>0</text:p>
          </table:table-cell>
          <table:table-cell table:formula="of:=[.$F161]*(IF(MOD([.$A161];4)=1;1;0) + IF(MOD([.$A161];4)=2;1;0))" office:value-type="float" office:value="0" calcext:value-type="float">
            <text:p>0</text:p>
          </table:table-cell>
          <table:table-cell table:formula="of:=[.F161]" office:value-type="float" office:value="11" calcext:value-type="float">
            <text:p>11</text:p>
          </table:table-cell>
          <table:table-cell table:formula="of:=[.$G161]*IF(MOD([.$A161];4)=1;1;0)" office:value-type="float" office:value="0" calcext:value-type="float">
            <text:p>0</text:p>
          </table:table-cell>
          <table:table-cell table:formula="of:=[.$G161]*(IF(MOD([.$A161];4)=1;1;0) + IF(MOD([.$A161];4)=2;1;0)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7" office:value-type="float" office:value="161" calcext:value-type="float">
            <text:p>161</text:p>
          </table:table-cell>
          <table:table-cell table:style-name="ce11" office:value-type="string" calcext:value-type="string">
            <text:p>PLL</text:p>
          </table:table-cell>
          <table:table-cell table:style-name="ce14" office:value-type="string" calcext:value-type="string">
            <text:p>H</text:p>
          </table:table-cell>
          <table:table-cell table:style-name="ce11" office:value-type="string" calcext:value-type="string">
            <text:p>H</text:p>
          </table:table-cell>
          <table:table-cell table:style-name="ce7" office:value-type="string" calcext:value-type="string">
            <text:p>M′2 U M′2 U2 M′2 U M′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$F162]" office:value-type="float" office:value="7" calcext:value-type="float">
            <text:p>7</text:p>
          </table:table-cell>
          <table:table-cell table:formula="of:=[.$F162]" office:value-type="float" office:value="7" calcext:value-type="float">
            <text:p>7</text:p>
          </table:table-cell>
          <table:table-cell table:formula="of:=[.$F162]" office:value-type="float" office:value="7" calcext:value-type="float">
            <text:p>7</text:p>
          </table:table-cell>
          <table:table-cell table:formula="of:=[.$G162]" office:value-type="float" office:value="12" calcext:value-type="float">
            <text:p>12</text:p>
          </table:table-cell>
          <table:table-cell table:formula="of:=[.$G162]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PLL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M′2 U M′2 U M U2 M′2 U2 M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F163]" office:value-type="float" office:value="9" calcext:value-type="float">
            <text:p>9</text:p>
          </table:table-cell>
          <table:table-cell table:formula="of:=[.$F163]" office:value-type="float" office:value="9" calcext:value-type="float">
            <text:p>9</text:p>
          </table:table-cell>
          <table:table-cell table:formula="of:=[.$F163]" office:value-type="float" office:value="9" calcext:value-type="float">
            <text:p>9</text:p>
          </table:table-cell>
          <table:table-cell table:formula="of:=[.$G163]" office:value-type="float" office:value="14" calcext:value-type="float">
            <text:p>14</text:p>
          </table:table-cell>
          <table:table-cell table:formula="of:=[.$G163]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table:style-name="ce10" office:value-type="float" office:value="163" calcext:value-type="float">
            <text:p>163</text:p>
          </table:table-cell>
          <table:table-cell table:style-name="ce13" office:value-type="string" calcext:value-type="string">
            <text:p>PLL</text:p>
          </table:table-cell>
          <table:table-cell table:style-name="ce16" office:value-type="string" calcext:value-type="string">
            <text:p>Zp</text:p>
          </table:table-cell>
          <table:table-cell table:style-name="ce13" office:value-type="string" calcext:value-type="string">
            <text:p>Zp</text:p>
          </table:table-cell>
          <table:table-cell table:style-name="ce10" office:value-type="string" calcext:value-type="string">
            <text:p>M′2 U′ M′2 U′ M U′2 M′2 U′2 M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formula="of:=[.$F164]" office:value-type="float" office:value="9" calcext:value-type="float">
            <text:p>9</text:p>
          </table:table-cell>
          <table:table-cell table:formula="of:=[.$F164]" office:value-type="float" office:value="9" calcext:value-type="float">
            <text:p>9</text:p>
          </table:table-cell>
          <table:table-cell table:formula="of:=[.$F164]" office:value-type="float" office:value="9" calcext:value-type="float">
            <text:p>9</text:p>
          </table:table-cell>
          <table:table-cell table:formula="of:=[.$G164]" office:value-type="float" office:value="14" calcext:value-type="float">
            <text:p>14</text:p>
          </table:table-cell>
          <table:table-cell table:formula="of:=[.$G164]" office:value-type="float" office:value="14" calcext:value-type="float">
            <text:p>14</text:p>
          </table:table-cell>
          <table:table-cell table:number-columns-repeated="16371"/>
        </table:table-row>
        <table:table-row table:style-name="ro2">
          <table:table-cell table:style-name="ce7" office:value-type="float" office:value="164" calcext:value-type="float">
            <text:p>164</text:p>
          </table:table-cell>
          <table:table-cell table:style-name="ce11" office:value-type="string" calcext:value-type="string">
            <text:p>PLL</text:p>
          </table:table-cell>
          <table:table-cell table:style-name="ce14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style-name="ce7" office:value-type="string" calcext:value-type="string">
            <text:p>rU′L D′2 (L′UL) D′2 (r′L′)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formula="of:=[.$F165]" office:value-type="float" office:value="10" calcext:value-type="float">
            <text:p>10</text:p>
          </table:table-cell>
          <table:table-cell table:formula="of:=[.$F165]" office:value-type="float" office:value="10" calcext:value-type="float">
            <text:p>10</text:p>
          </table:table-cell>
          <table:table-cell table:formula="of:=[.$F165]" office:value-type="float" office:value="10" calcext:value-type="float">
            <text:p>10</text:p>
          </table:table-cell>
          <table:table-cell table:formula="of:=[.$G165]" office:value-type="float" office:value="12" calcext:value-type="float">
            <text:p>12</text:p>
          </table:table-cell>
          <table:table-cell table:formula="of:=[.$G165]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PLL</text:p>
          </table:table-cell>
          <table:table-cell table:number-columns-repeated="2" office:value-type="string" calcext:value-type="string">
            <text:p>Ap</text:p>
          </table:table-cell>
          <table:table-cell office:value-type="string" calcext:value-type="string">
            <text:p>l′UR′ D2 (RU′R′) D2 (lR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F166]" office:value-type="float" office:value="10" calcext:value-type="float">
            <text:p>10</text:p>
          </table:table-cell>
          <table:table-cell table:formula="of:=[.$F166]" office:value-type="float" office:value="10" calcext:value-type="float">
            <text:p>10</text:p>
          </table:table-cell>
          <table:table-cell table:formula="of:=[.$F166]" office:value-type="float" office:value="10" calcext:value-type="float">
            <text:p>10</text:p>
          </table:table-cell>
          <table:table-cell table:formula="of:=[.$G166]" office:value-type="float" office:value="12" calcext:value-type="float">
            <text:p>12</text:p>
          </table:table-cell>
          <table:table-cell table:formula="of:=[.$G166]"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10" office:value-type="float" office:value="166" calcext:value-type="float">
            <text:p>166</text:p>
          </table:table-cell>
          <table:table-cell table:style-name="ce13" office:value-type="string" calcext:value-type="string">
            <text:p>PLL</text:p>
          </table:table-cell>
          <table:table-cell table:style-name="ce16" office:value-type="string" calcext:value-type="string">
            <text:p>E</text:p>
          </table:table-cell>
          <table:table-cell table:style-name="ce13" office:value-type="string" calcext:value-type="string">
            <text:p>E</text:p>
          </table:table-cell>
          <table:table-cell table:style-name="ce10" office:value-type="string" calcext:value-type="string">
            <text:p>x′ (RU′R′) D (RUR′) D′ (RUR′) D (RU′R′) D′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/>
          <table:table-cell table:formula="of:=[.$F167]" office:value-type="float" office:value="17" calcext:value-type="float">
            <text:p>17</text:p>
          </table:table-cell>
          <table:table-cell table:formula="of:=[.$F167]" office:value-type="float" office:value="17" calcext:value-type="float">
            <text:p>17</text:p>
          </table:table-cell>
          <table:table-cell table:formula="of:=[.$F167]" office:value-type="float" office:value="17" calcext:value-type="float">
            <text:p>17</text:p>
          </table:table-cell>
          <table:table-cell table:formula="of:=[.$G167]" office:value-type="float" office:value="17" calcext:value-type="float">
            <text:p>17</text:p>
          </table:table-cell>
          <table:table-cell table:formula="of:=[.$G167]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table:style-name="ce7" office:value-type="float" office:value="167" calcext:value-type="float">
            <text:p>167</text:p>
          </table:table-cell>
          <table:table-cell table:style-name="ce11" office:value-type="string" calcext:value-type="string">
            <text:p>PLL</text:p>
          </table:table-cell>
          <table:table-cell table:style-name="ce14" office:value-type="string" calcext:value-type="string">
            <text:p>T</text:p>
          </table:table-cell>
          <table:table-cell table:style-name="ce11" office:value-type="string" calcext:value-type="string">
            <text:p>T</text:p>
          </table:table-cell>
          <table:table-cell table:style-name="ce7" office:value-type="string" calcext:value-type="string">
            <text:p>(RUR′U′) (R′F) R2U′ R′U′ (RUR′F′)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formula="of:=[.$F168]" office:value-type="float" office:value="14" calcext:value-type="float">
            <text:p>14</text:p>
          </table:table-cell>
          <table:table-cell table:formula="of:=[.$F168]" office:value-type="float" office:value="14" calcext:value-type="float">
            <text:p>14</text:p>
          </table:table-cell>
          <table:table-cell table:formula="of:=[.$F168]" office:value-type="float" office:value="14" calcext:value-type="float">
            <text:p>14</text:p>
          </table:table-cell>
          <table:table-cell table:formula="of:=[.$G168]" office:value-type="float" office:value="15" calcext:value-type="float">
            <text:p>15</text:p>
          </table:table-cell>
          <table:table-cell table:formula="of:=[.$G168]" office:value-type="float" office:value="15" calcext:value-type="float">
            <text:p>15</text:p>
          </table:table-cell>
          <table:table-cell table:number-columns-repeated="1637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PLL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(R′U2R′) d′ (R′F′) R2U′ (R′UR′F) RU′F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$F169]" office:value-type="float" office:value="15" calcext:value-type="float">
            <text:p>15</text:p>
          </table:table-cell>
          <table:table-cell table:formula="of:=[.$F169]" office:value-type="float" office:value="15" calcext:value-type="float">
            <text:p>15</text:p>
          </table:table-cell>
          <table:table-cell table:formula="of:=[.$F169]" office:value-type="float" office:value="15" calcext:value-type="float">
            <text:p>15</text:p>
          </table:table-cell>
          <table:table-cell table:formula="of:=[.$G169]" office:value-type="float" office:value="17" calcext:value-type="float">
            <text:p>17</text:p>
          </table:table-cell>
          <table:table-cell table:formula="of:=[.$G169]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PL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U′ (LF′L′F) (L′UL) FU′F′ (L′U′LU) L′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table:formula="of:=[.$F170]" office:value-type="float" office:value="17" calcext:value-type="float">
            <text:p>17</text:p>
          </table:table-cell>
          <table:table-cell table:formula="of:=[.$F170]" office:value-type="float" office:value="17" calcext:value-type="float">
            <text:p>17</text:p>
          </table:table-cell>
          <table:table-cell table:formula="of:=[.$F170]" office:value-type="float" office:value="17" calcext:value-type="float">
            <text:p>17</text:p>
          </table:table-cell>
          <table:table-cell table:formula="of:=[.$G170]" office:value-type="float" office:value="17" calcext:value-type="float">
            <text:p>17</text:p>
          </table:table-cell>
          <table:table-cell table:formula="of:=[.$G170]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table:style-name="ce10" office:value-type="float" office:value="170" calcext:value-type="float">
            <text:p>170</text:p>
          </table:table-cell>
          <table:table-cell table:style-name="ce13" office:value-type="string" calcext:value-type="string">
            <text:p>PLL</text:p>
          </table:table-cell>
          <table:table-cell table:style-name="ce16" office:value-type="string" calcext:value-type="string">
            <text:p>Np</text:p>
          </table:table-cell>
          <table:table-cell table:style-name="ce13" office:value-type="string" calcext:value-type="string">
            <text:p>Np</text:p>
          </table:table-cell>
          <table:table-cell table:style-name="ce10" office:value-type="string" calcext:value-type="string">
            <text:p>R′U (R′FRF′) (RU′R′) F′UF (RUR′U′) R</text:p>
          </table:table-cell>
          <table:table-cell table:number-columns-repeated="2" table:style-name="ce10" office:value-type="float" office:value="17" calcext:value-type="float">
            <text:p>17</text:p>
          </table:table-cell>
          <table:table-cell/>
          <table:table-cell table:formula="of:=[.$F171]" office:value-type="float" office:value="17" calcext:value-type="float">
            <text:p>17</text:p>
          </table:table-cell>
          <table:table-cell table:formula="of:=[.$F171]" office:value-type="float" office:value="17" calcext:value-type="float">
            <text:p>17</text:p>
          </table:table-cell>
          <table:table-cell table:formula="of:=[.$F171]" office:value-type="float" office:value="17" calcext:value-type="float">
            <text:p>17</text:p>
          </table:table-cell>
          <table:table-cell table:formula="of:=[.$G171]" office:value-type="float" office:value="17" calcext:value-type="float">
            <text:p>17</text:p>
          </table:table-cell>
          <table:table-cell table:formula="of:=[.$G171]" office:value-type="float" office:value="17" calcext:value-type="float">
            <text:p>17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22" office:value-type="string" calcext:value-type="string">
            <text:p>ZZLL avg. moves:</text:p>
          </table:table-cell>
          <table:table-cell table:style-name="ce24" table:formula="of:=AVERAGE([.F$2:.F$171])" office:value-type="float" office:value="14.8647058823529" calcext:value-type="float">
            <text:p>14.865</text:p>
          </table:table-cell>
          <table:table-cell table:style-name="ce24" table:formula="of:=AVERAGE([.G$2:.G$171])" office:value-type="float" office:value="16.9294117647059" calcext:value-type="float">
            <text:p>16.929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style-name="ce22" office:value-type="string" calcext:value-type="string">
            <text:p>Halved ZZLL avg. moves:</text:p>
          </table:table-cell>
          <table:table-cell table:style-name="ce24" table:formula="of:=AVERAGEIF([.J2:.J171]; &quot;&lt;&gt;0&quot;; [.J2:.J171])" office:value-type="float" office:value="14.5555555555556" calcext:value-type="float">
            <text:p>14.556</text:p>
          </table:table-cell>
          <table:table-cell table:style-name="ce24" table:formula="of:=AVERAGEIF([.M2:.M171]; &quot;&lt;&gt;0&quot;; [.M2:.M171])" office:value-type="float" office:value="16.7222222222222" calcext:value-type="float">
            <text:p>16.722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style-name="ce22" office:value-type="string" calcext:value-type="string">
            <text:p>Phased COLL avg. moves:</text:p>
          </table:table-cell>
          <table:table-cell table:style-name="ce24" table:formula="of:=AVERAGEIF([.I2:.I171]; &quot;&lt;&gt;0&quot;; [.I2:.I171])" office:value-type="float" office:value="13.64" calcext:value-type="float">
            <text:p>13.640</text:p>
          </table:table-cell>
          <table:table-cell table:style-name="ce24" table:formula="of:=AVERAGEIF([.L2:.L171]; &quot;&lt;&gt;0&quot;; [.L2:.L171])" office:value-type="float" office:value="15.5" calcext:value-type="float">
            <text:p>15.500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style-name="ce22" office:value-type="string" calcext:value-type="string">
            <text:p>Plain COLL avg. moves:</text:p>
          </table:table-cell>
          <table:table-cell table:style-name="ce24" table:formula="of:=AVERAGEIF([.K2:.K171]; &quot;&lt;&gt;0&quot;; [.K2:.K171])" office:value-type="float" office:value="11.9791666666667" calcext:value-type="float">
            <text:p>11.979</text:p>
          </table:table-cell>
          <table:table-cell table:number-columns-repeated="16378"/>
        </table:table-row>
        <table:table-row table:style-name="ro2" table:number-rows-repeated="104839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itLab Mono" svg:font-family="'GitLab Mono'" style:font-pitch="fixed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5cm"/>
      <style:text-properties style:font-name="Liberation Sans" fo:font-size="10pt" fo:language="en" fo:country="US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00:32:25.8304715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lia Kopchinskii</meta:initial-creator>
    <meta:creation-date>2024-09-03T00:58:10.807742185</meta:creation-date>
    <dc:date>2024-10-14T00:57:05.641098479</dc:date>
    <dc:creator>Ilia Kopchinskii</dc:creator>
    <meta:editing-duration>PT7H26M41S</meta:editing-duration>
    <meta:editing-cycles>95</meta:editing-cycles>
    <meta:generator>LibreOffice/24.8.0.3$Linux_X86_64 LibreOffice_project/480$Build-3</meta:generator>
    <meta:document-statistic meta:table-count="1" meta:cell-count="2063" meta:object-count="0"/>
  </office:meta>
</office:document-meta>
</file>